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98092" officeooo:paragraph-rsid="02295ccd"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398092" officeooo:paragraph-rsid="02433710"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10" style:family="paragraph" style:parent-style-name="Standard">
      <style:paragraph-properties fo:text-align="justify" style:justify-single-word="false"/>
      <style:text-properties fo:font-weight="bold" officeooo:rsid="00bcb2ce" officeooo:paragraph-rsid="02275b14" fo:background-color="transparent" style:font-weight-asian="bold" style:font-weight-complex="bold"/>
    </style:style>
    <style:style style:name="P11" style:family="paragraph" style:parent-style-name="Standard">
      <style:paragraph-properties fo:text-align="justify" style:justify-single-word="false"/>
      <style:text-properties fo:font-weight="bold" officeooo:rsid="013ffd50" officeooo:paragraph-rsid="02295ccd" fo:background-color="transparent" style:font-weight-asian="bold" style:font-weight-complex="bold"/>
    </style:style>
    <style:style style:name="P12"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9"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20"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21"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22" style:family="paragraph" style:parent-style-name="Standard">
      <style:paragraph-properties fo:text-align="justify" style:justify-single-word="false"/>
      <style:text-properties fo:font-weight="normal" officeooo:rsid="00bcb2ce" officeooo:paragraph-rsid="02275b14" fo:background-color="#00ffff" style:font-weight-asian="normal" style:font-weight-complex="normal"/>
    </style:style>
    <style:style style:name="P23"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398092" officeooo:paragraph-rsid="02295ccd"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60"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61"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20baf3e" officeooo:paragraph-rsid="020f43e6"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21057de" officeooo:paragraph-rsid="021c33f3" fo:background-color="transparent" style:font-weight-asian="normal" style:font-weight-complex="normal"/>
    </style:style>
    <style:style style:name="P64" style:family="paragraph" style:parent-style-name="Standard">
      <style:paragraph-properties fo:text-align="justify" style:justify-single-word="false"/>
      <style:text-properties fo:font-weight="normal" officeooo:rsid="021db3d6" officeooo:paragraph-rsid="0221c7ef" fo:background-color="transparent" style:font-weight-asian="normal" style:font-weight-complex="normal"/>
    </style:style>
    <style:style style:name="P65" style:family="paragraph" style:parent-style-name="Standard">
      <style:paragraph-properties fo:text-align="justify" style:justify-single-word="false"/>
      <style:text-properties fo:font-weight="normal" officeooo:rsid="020b4981" officeooo:paragraph-rsid="020b4981"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20b584b" officeooo:paragraph-rsid="020b584b"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228dfb9" officeooo:paragraph-rsid="0228dfb9" fo:background-color="transparent" style:font-weight-asian="normal" style:font-weight-complex="normal"/>
    </style:style>
    <style:style style:name="P68" style:family="paragraph" style:parent-style-name="Standard">
      <style:paragraph-properties fo:text-align="justify" style:justify-single-word="false"/>
      <style:text-properties fo:font-weight="normal" officeooo:rsid="022e13a2" officeooo:paragraph-rsid="022e13a2" fo:background-color="transparent" style:font-weight-asian="normal" style:font-weight-complex="normal"/>
    </style:style>
    <style:style style:name="P69" style:family="paragraph" style:parent-style-name="Standard">
      <style:paragraph-properties fo:text-align="justify" style:justify-single-word="false"/>
      <style:text-properties fo:font-weight="normal" officeooo:rsid="022e13a2" officeooo:paragraph-rsid="023a5ead"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23f0642" officeooo:paragraph-rsid="0240065c"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0bcb2ce" officeooo:paragraph-rsid="02275b14" fo:background-color="transparent" style:font-weight-asian="normal" style:font-weight-complex="normal"/>
    </style:style>
    <style:style style:name="P72"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73"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74"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75"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76"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77"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78"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79"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80" style:family="paragraph" style:parent-style-name="Standard">
      <style:paragraph-properties fo:text-align="justify" style:justify-single-word="false"/>
      <style:text-properties fo:font-weight="normal" officeooo:rsid="021a54aa" officeooo:paragraph-rsid="021af779" fo:background-color="#ffffff" style:font-weight-asian="normal" style:font-weight-complex="normal"/>
    </style:style>
    <style:style style:name="P81" style:family="paragraph" style:parent-style-name="Standard">
      <style:paragraph-properties fo:text-align="justify" style:justify-single-word="false"/>
      <style:text-properties fo:font-weight="normal" officeooo:rsid="0209cd0f" officeooo:paragraph-rsid="0209cd0f" fo:background-color="#ffffff" style:font-weight-asian="normal" style:font-weight-complex="normal"/>
    </style:style>
    <style:style style:name="P82" style:family="paragraph" style:parent-style-name="Standard">
      <style:paragraph-properties fo:text-align="justify" style:justify-single-word="false"/>
      <style:text-properties fo:font-weight="normal" officeooo:rsid="0240065c" officeooo:paragraph-rsid="0240065c" fo:background-color="#ffffff" style:font-weight-asian="normal" style:font-weight-complex="normal"/>
    </style:style>
    <style:style style:name="P83"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84"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85" style:family="paragraph" style:parent-style-name="Standard">
      <style:paragraph-properties fo:text-align="justify" style:justify-single-word="false"/>
      <style:text-properties fo:font-weight="normal" officeooo:rsid="0209cd0f" officeooo:paragraph-rsid="0209cd0f" fo:background-color="#ff0000" style:font-weight-asian="normal" style:font-weight-complex="normal"/>
    </style:style>
    <style:style style:name="P86" style:family="paragraph" style:parent-style-name="Standard">
      <style:paragraph-properties fo:text-align="justify" style:justify-single-word="false"/>
      <style:text-properties fo:font-weight="normal" officeooo:rsid="020b4981" officeooo:paragraph-rsid="020b4981" fo:background-color="#ff0000" style:font-weight-asian="normal" style:font-weight-complex="normal"/>
    </style:style>
    <style:style style:name="P87" style:family="paragraph" style:parent-style-name="Standard">
      <style:paragraph-properties fo:text-align="justify" style:justify-single-word="false"/>
      <style:text-properties fo:font-weight="normal" officeooo:rsid="02117fe5" officeooo:paragraph-rsid="02136236" fo:background-color="#ff0000" style:font-weight-asian="normal" style:font-weight-complex="normal"/>
    </style:style>
    <style:style style:name="P88" style:family="paragraph" style:parent-style-name="Standard">
      <style:paragraph-properties fo:text-align="justify" style:justify-single-word="false"/>
      <style:text-properties fo:font-weight="normal" officeooo:rsid="022d28d6" officeooo:paragraph-rsid="02136236" fo:background-color="#ff0000" style:font-weight-asian="normal" style:font-weight-complex="normal"/>
    </style:style>
    <style:style style:name="P89"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90"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91" style:family="paragraph" style:parent-style-name="Standard">
      <style:paragraph-properties fo:text-align="justify" style:justify-single-word="false"/>
      <style:text-properties fo:font-weight="normal" officeooo:rsid="01f3ae8e" officeooo:paragraph-rsid="021af779" fo:background-color="#fff200" style:font-weight-asian="normal" style:font-weight-complex="normal"/>
    </style:style>
    <style:style style:name="P92"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93"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94"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95"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96"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97"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98"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99"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100" style:family="paragraph" style:parent-style-name="Standard">
      <style:paragraph-properties fo:text-align="justify" style:justify-single-word="false"/>
      <style:text-properties officeooo:paragraph-rsid="0034fcb0"/>
    </style:style>
    <style:style style:name="P101" style:family="paragraph" style:parent-style-name="Standard">
      <style:paragraph-properties fo:text-align="justify" style:justify-single-word="false"/>
      <style:text-properties officeooo:paragraph-rsid="00446edc"/>
    </style:style>
    <style:style style:name="P102" style:family="paragraph" style:parent-style-name="Standard">
      <style:paragraph-properties fo:text-align="justify" style:justify-single-word="false"/>
      <style:text-properties officeooo:paragraph-rsid="006d7019"/>
    </style:style>
    <style:style style:name="P103" style:family="paragraph" style:parent-style-name="Standard">
      <style:paragraph-properties fo:text-align="justify" style:justify-single-word="false"/>
      <style:text-properties officeooo:paragraph-rsid="00902c35"/>
    </style:style>
    <style:style style:name="P104" style:family="paragraph" style:parent-style-name="Standard">
      <style:paragraph-properties fo:text-align="justify" style:justify-single-word="false"/>
      <style:text-properties officeooo:paragraph-rsid="007d8543"/>
    </style:style>
    <style:style style:name="P105" style:family="paragraph" style:parent-style-name="Standard">
      <style:paragraph-properties fo:text-align="justify" style:justify-single-word="false"/>
      <style:text-properties officeooo:paragraph-rsid="00c4322d"/>
    </style:style>
    <style:style style:name="P10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11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ffff" style:font-weight-asian="normal" style:font-weight-complex="normal"/>
    </style:style>
    <style:style style:name="P111" style:family="paragraph" style:parent-style-name="Standard">
      <style:paragraph-properties fo:text-align="justify" style:justify-single-word="false"/>
      <style:text-properties fo:font-weight="normal" officeooo:rsid="0240065c" officeooo:paragraph-rsid="0240065c" fo:background-color="#00ffff" style:font-weight-asian="normal" style:font-weight-complex="normal"/>
    </style:style>
    <style:style style:name="P112" style:family="paragraph" style:parent-style-name="Standard">
      <style:paragraph-properties fo:text-align="justify" style:justify-single-word="false"/>
      <style:text-properties fo:font-weight="normal" officeooo:rsid="023f0642" officeooo:paragraph-rsid="0244367f" fo:background-color="transparent" style:font-weight-asian="normal" style:font-weight-complex="normal"/>
    </style:style>
    <style:style style:name="P113" style:family="paragraph" style:parent-style-name="Standard">
      <style:paragraph-properties fo:text-align="justify" style:justify-single-word="false"/>
      <style:text-properties fo:font-weight="normal" officeooo:rsid="0240065c" officeooo:paragraph-rsid="0240065c" fo:background-color="#fff200" style:font-weight-asian="normal" style:font-weight-complex="normal"/>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officeooo:rsid="02174b0b" fo:background-color="#ffff00" loext:char-shading-value="0"/>
    </style:style>
    <style:style style:name="T16" style:family="text">
      <style:text-properties fo:background-color="#ffffff" loext:char-shading-value="0"/>
    </style:style>
    <style:style style:name="T17" style:family="text">
      <style:text-properties officeooo:rsid="0037597b" fo:background-color="#ffffff" loext:char-shading-value="0"/>
    </style:style>
    <style:style style:name="T18" style:family="text">
      <style:text-properties officeooo:rsid="007dc9ac" fo:background-color="#ffffff" loext:char-shading-value="0"/>
    </style:style>
    <style:style style:name="T19" style:family="text">
      <style:text-properties officeooo:rsid="008317a7" fo:background-color="#ffffff" loext:char-shading-value="0"/>
    </style:style>
    <style:style style:name="T20" style:family="text">
      <style:text-properties officeooo:rsid="0084e239" fo:background-color="#ffffff" loext:char-shading-value="0"/>
    </style:style>
    <style:style style:name="T21" style:family="text">
      <style:text-properties officeooo:rsid="00870131" fo:background-color="#ffffff" loext:char-shading-value="0"/>
    </style:style>
    <style:style style:name="T22" style:family="text">
      <style:text-properties officeooo:rsid="00879c19" fo:background-color="#ffffff" loext:char-shading-value="0"/>
    </style:style>
    <style:style style:name="T23" style:family="text">
      <style:text-properties officeooo:rsid="0087c790" fo:background-color="#ffffff" loext:char-shading-value="0"/>
    </style:style>
    <style:style style:name="T24" style:family="text">
      <style:text-properties officeooo:rsid="008ec5b3" fo:background-color="#ffffff" loext:char-shading-value="0"/>
    </style:style>
    <style:style style:name="T25" style:family="text">
      <style:text-properties officeooo:rsid="008f0e2c" fo:background-color="#ffffff" loext:char-shading-value="0"/>
    </style:style>
    <style:style style:name="T26" style:family="text">
      <style:text-properties officeooo:rsid="008f94ab" fo:background-color="#ffffff" loext:char-shading-value="0"/>
    </style:style>
    <style:style style:name="T27" style:family="text">
      <style:text-properties officeooo:rsid="009354f8" fo:background-color="#ffffff" loext:char-shading-value="0"/>
    </style:style>
    <style:style style:name="T28" style:family="text">
      <style:text-properties officeooo:rsid="00951747" fo:background-color="#ffffff" loext:char-shading-value="0"/>
    </style:style>
    <style:style style:name="T29" style:family="text">
      <style:text-properties officeooo:rsid="0095f96b" fo:background-color="#ffffff" loext:char-shading-value="0"/>
    </style:style>
    <style:style style:name="T30" style:family="text">
      <style:text-properties officeooo:rsid="0096b5f2" fo:background-color="#ffffff" loext:char-shading-value="0"/>
    </style:style>
    <style:style style:name="T31" style:family="text">
      <style:text-properties officeooo:rsid="00983073" fo:background-color="#ffffff" loext:char-shading-value="0"/>
    </style:style>
    <style:style style:name="T32" style:family="text">
      <style:text-properties officeooo:rsid="00988d34" fo:background-color="#ffffff" loext:char-shading-value="0"/>
    </style:style>
    <style:style style:name="T33" style:family="text">
      <style:text-properties officeooo:rsid="009cf1e6" fo:background-color="#ffffff" loext:char-shading-value="0"/>
    </style:style>
    <style:style style:name="T34" style:family="text">
      <style:text-properties officeooo:rsid="00a7aeae" fo:background-color="#ffffff" loext:char-shading-value="0"/>
    </style:style>
    <style:style style:name="T35" style:family="text">
      <style:text-properties officeooo:rsid="00bf63d9" fo:background-color="#ffffff" loext:char-shading-value="0"/>
    </style:style>
    <style:style style:name="T36" style:family="text">
      <style:text-properties officeooo:rsid="00c980b6" fo:background-color="#ffffff" loext:char-shading-value="0"/>
    </style:style>
    <style:style style:name="T37" style:family="text">
      <style:text-properties officeooo:rsid="00cd3b87" fo:background-color="#ffffff" loext:char-shading-value="0"/>
    </style:style>
    <style:style style:name="T38" style:family="text">
      <style:text-properties officeooo:rsid="00d7f9b2" fo:background-color="#ffffff" loext:char-shading-value="0"/>
    </style:style>
    <style:style style:name="T39" style:family="text">
      <style:text-properties officeooo:rsid="00da281a" fo:background-color="#ffffff" loext:char-shading-value="0"/>
    </style:style>
    <style:style style:name="T40" style:family="text">
      <style:text-properties officeooo:rsid="00e0306e" fo:background-color="#ffffff" loext:char-shading-value="0"/>
    </style:style>
    <style:style style:name="T41" style:family="text">
      <style:text-properties officeooo:rsid="0139092b" fo:background-color="#ffffff" loext:char-shading-value="0"/>
    </style:style>
    <style:style style:name="T42" style:family="text">
      <style:text-properties officeooo:rsid="0172fc9a" fo:background-color="#ffffff" loext:char-shading-value="0"/>
    </style:style>
    <style:style style:name="T43" style:family="text">
      <style:text-properties officeooo:rsid="0176c586" fo:background-color="#ffffff" loext:char-shading-value="0"/>
    </style:style>
    <style:style style:name="T44" style:family="text">
      <style:text-properties officeooo:rsid="01775b75" fo:background-color="#ffffff" loext:char-shading-value="0"/>
    </style:style>
    <style:style style:name="T45" style:family="text">
      <style:text-properties officeooo:rsid="0178c667" fo:background-color="#ffffff" loext:char-shading-value="0"/>
    </style:style>
    <style:style style:name="T46" style:family="text">
      <style:text-properties officeooo:rsid="01795c4e" fo:background-color="#ffffff" loext:char-shading-value="0"/>
    </style:style>
    <style:style style:name="T47" style:family="text">
      <style:text-properties officeooo:rsid="017a534e" fo:background-color="#ffffff" loext:char-shading-value="0"/>
    </style:style>
    <style:style style:name="T48" style:family="text">
      <style:text-properties officeooo:rsid="017b5ff9" fo:background-color="#ffffff" loext:char-shading-value="0"/>
    </style:style>
    <style:style style:name="T49" style:family="text">
      <style:text-properties officeooo:rsid="017ccfe4" fo:background-color="#ffffff" loext:char-shading-value="0"/>
    </style:style>
    <style:style style:name="T50" style:family="text">
      <style:text-properties officeooo:rsid="017f26a7" fo:background-color="#ffffff" loext:char-shading-value="0"/>
    </style:style>
    <style:style style:name="T51" style:family="text">
      <style:text-properties officeooo:rsid="01811457" fo:background-color="#ffffff" loext:char-shading-value="0"/>
    </style:style>
    <style:style style:name="T52" style:family="text">
      <style:text-properties officeooo:rsid="01852f72" fo:background-color="#ffffff" loext:char-shading-value="0"/>
    </style:style>
    <style:style style:name="T53" style:family="text">
      <style:text-properties officeooo:rsid="0185f69e" fo:background-color="#ffffff" loext:char-shading-value="0"/>
    </style:style>
    <style:style style:name="T54" style:family="text">
      <style:text-properties officeooo:rsid="0188a0c5" fo:background-color="#ffffff" loext:char-shading-value="0"/>
    </style:style>
    <style:style style:name="T55" style:family="text">
      <style:text-properties officeooo:rsid="018a4630" fo:background-color="#ffffff" loext:char-shading-value="0"/>
    </style:style>
    <style:style style:name="T56" style:family="text">
      <style:text-properties officeooo:rsid="018c11eb" fo:background-color="#ffffff" loext:char-shading-value="0"/>
    </style:style>
    <style:style style:name="T57" style:family="text">
      <style:text-properties officeooo:rsid="018cb546" fo:background-color="#ffffff" loext:char-shading-value="0"/>
    </style:style>
    <style:style style:name="T58" style:family="text">
      <style:text-properties officeooo:rsid="0197fe3a" fo:background-color="#ffffff" loext:char-shading-value="0"/>
    </style:style>
    <style:style style:name="T59" style:family="text">
      <style:text-properties officeooo:rsid="01a06cb2" fo:background-color="#ffffff" loext:char-shading-value="0"/>
    </style:style>
    <style:style style:name="T60" style:family="text">
      <style:text-properties officeooo:rsid="01afed76" fo:background-color="#ffffff" loext:char-shading-value="0"/>
    </style:style>
    <style:style style:name="T61" style:family="text">
      <style:text-properties officeooo:rsid="01b25163" fo:background-color="#ffffff" loext:char-shading-value="0"/>
    </style:style>
    <style:style style:name="T62" style:family="text">
      <style:text-properties officeooo:rsid="01bd7a30" fo:background-color="#ffffff" loext:char-shading-value="0"/>
    </style:style>
    <style:style style:name="T63" style:family="text">
      <style:text-properties officeooo:rsid="01c69a3c" fo:background-color="#ffffff" loext:char-shading-value="0"/>
    </style:style>
    <style:style style:name="T64" style:family="text">
      <style:text-properties officeooo:rsid="01c86a35" fo:background-color="#ffffff" loext:char-shading-value="0"/>
    </style:style>
    <style:style style:name="T65" style:family="text">
      <style:text-properties officeooo:rsid="00be887d" fo:background-color="#ffffff" loext:char-shading-value="0"/>
    </style:style>
    <style:style style:name="T66" style:family="text">
      <style:text-properties officeooo:rsid="01dbd5a5" fo:background-color="#ffffff" loext:char-shading-value="0"/>
    </style:style>
    <style:style style:name="T67" style:family="text">
      <style:text-properties officeooo:rsid="01e52fca" fo:background-color="#ffffff" loext:char-shading-value="0"/>
    </style:style>
    <style:style style:name="T68" style:family="text">
      <style:text-properties officeooo:rsid="01eb42d2" fo:background-color="#ffffff" loext:char-shading-value="0"/>
    </style:style>
    <style:style style:name="T69" style:family="text">
      <style:text-properties officeooo:rsid="01ec9218" fo:background-color="#ffffff" loext:char-shading-value="0"/>
    </style:style>
    <style:style style:name="T70" style:family="text">
      <style:text-properties officeooo:rsid="00ee43cd" fo:background-color="#ffffff" loext:char-shading-value="0"/>
    </style:style>
    <style:style style:name="T71" style:family="text">
      <style:text-properties officeooo:rsid="01f6aad3" fo:background-color="#ffffff" loext:char-shading-value="0"/>
    </style:style>
    <style:style style:name="T72" style:family="text">
      <style:text-properties officeooo:rsid="01f82878" fo:background-color="#ffffff" loext:char-shading-value="0"/>
    </style:style>
    <style:style style:name="T73" style:family="text">
      <style:text-properties officeooo:rsid="01f8a238" fo:background-color="#ffffff" loext:char-shading-value="0"/>
    </style:style>
    <style:style style:name="T74" style:family="text">
      <style:text-properties officeooo:rsid="01f8c4df" fo:background-color="#ffffff" loext:char-shading-value="0"/>
    </style:style>
    <style:style style:name="T75" style:family="text">
      <style:text-properties officeooo:rsid="01f9a872" fo:background-color="#ffffff" loext:char-shading-value="0"/>
    </style:style>
    <style:style style:name="T76" style:family="text">
      <style:text-properties officeooo:rsid="01fc5e75" fo:background-color="#ffffff" loext:char-shading-value="0"/>
    </style:style>
    <style:style style:name="T77" style:family="text">
      <style:text-properties officeooo:rsid="020c77da" fo:background-color="#ffffff" loext:char-shading-value="0"/>
    </style:style>
    <style:style style:name="T78" style:family="text">
      <style:text-properties officeooo:rsid="020f43e6" fo:background-color="#ffffff" loext:char-shading-value="0"/>
    </style:style>
    <style:style style:name="T79" style:family="text">
      <style:text-properties officeooo:rsid="02141fa4" fo:background-color="#ffffff" loext:char-shading-value="0"/>
    </style:style>
    <style:style style:name="T80" style:family="text">
      <style:text-properties officeooo:rsid="021a54aa" fo:background-color="#ffffff" loext:char-shading-value="0"/>
    </style:style>
    <style:style style:name="T81" style:family="text">
      <style:text-properties officeooo:rsid="021af779" fo:background-color="#ffffff" loext:char-shading-value="0"/>
    </style:style>
    <style:style style:name="T82" style:family="text">
      <style:text-properties officeooo:rsid="021f1fa2" fo:background-color="#ffffff" loext:char-shading-value="0"/>
    </style:style>
    <style:style style:name="T83" style:family="text">
      <style:text-properties officeooo:rsid="021f47ee" fo:background-color="#ffffff" loext:char-shading-value="0"/>
    </style:style>
    <style:style style:name="T84" style:family="text">
      <style:text-properties officeooo:rsid="021ff805" fo:background-color="#ffffff" loext:char-shading-value="0"/>
    </style:style>
    <style:style style:name="T85" style:family="text">
      <style:text-properties officeooo:rsid="02211bbc" fo:background-color="#ffffff" loext:char-shading-value="0"/>
    </style:style>
    <style:style style:name="T86" style:family="text">
      <style:text-properties officeooo:rsid="0221c7ef" fo:background-color="#ffffff" loext:char-shading-value="0"/>
    </style:style>
    <style:style style:name="T87" style:family="text">
      <style:text-properties officeooo:rsid="023f0867" fo:background-color="#ffffff" loext:char-shading-value="0"/>
    </style:style>
    <style:style style:name="T88" style:family="text">
      <style:text-properties officeooo:rsid="0240065c" fo:background-color="#ffffff" loext:char-shading-value="0"/>
    </style:style>
    <style:style style:name="T89" style:family="text">
      <style:text-properties fo:font-weight="normal" officeooo:rsid="0031268a" fo:background-color="#ffff00" loext:char-shading-value="0" style:font-weight-asian="normal" style:font-weight-complex="normal"/>
    </style:style>
    <style:style style:name="T90" style:family="text">
      <style:text-properties fo:font-weight="normal" officeooo:rsid="0033513c" fo:background-color="#ffff00" loext:char-shading-value="0" style:font-weight-asian="normal" style:font-weight-complex="normal"/>
    </style:style>
    <style:style style:name="T91" style:family="text">
      <style:text-properties fo:font-weight="normal" officeooo:rsid="001afa86" fo:background-color="#ffff00" loext:char-shading-value="0" style:font-weight-asian="normal" style:font-weight-complex="normal"/>
    </style:style>
    <style:style style:name="T92" style:family="text">
      <style:text-properties fo:font-weight="normal" officeooo:rsid="0129ae08" fo:background-color="#ffff00" loext:char-shading-value="0" style:font-weight-asian="normal" style:font-weight-complex="normal"/>
    </style:style>
    <style:style style:name="T93" style:family="text">
      <style:text-properties fo:font-weight="normal" officeooo:rsid="0129e675" fo:background-color="#ffff00" loext:char-shading-value="0" style:font-weight-asian="normal" style:font-weight-complex="normal"/>
    </style:style>
    <style:style style:name="T94" style:family="text">
      <style:text-properties fo:font-weight="normal" officeooo:rsid="002bba10" fo:background-color="transparent" loext:char-shading-value="0" style:font-weight-asian="normal" style:font-weight-complex="normal"/>
    </style:style>
    <style:style style:name="T95" style:family="text">
      <style:text-properties fo:font-weight="normal" officeooo:rsid="002f7f54" fo:background-color="transparent" loext:char-shading-value="0" style:font-weight-asian="normal" style:font-weight-complex="normal"/>
    </style:style>
    <style:style style:name="T96" style:family="text">
      <style:text-properties fo:font-weight="normal" officeooo:rsid="002d94ca" fo:background-color="transparent" loext:char-shading-value="0" style:font-weight-asian="normal" style:font-weight-complex="normal"/>
    </style:style>
    <style:style style:name="T97" style:family="text">
      <style:text-properties fo:font-weight="normal" officeooo:rsid="0031268a" fo:background-color="transparent" loext:char-shading-value="0" style:font-weight-asian="normal" style:font-weight-complex="normal"/>
    </style:style>
    <style:style style:name="T98" style:family="text">
      <style:text-properties fo:font-weight="normal" officeooo:rsid="00314d92" fo:background-color="transparent" loext:char-shading-value="0" style:font-weight-asian="normal" style:font-weight-complex="normal"/>
    </style:style>
    <style:style style:name="T99" style:family="text">
      <style:text-properties fo:font-weight="normal" officeooo:rsid="00318667" fo:background-color="transparent" loext:char-shading-value="0" style:font-weight-asian="normal" style:font-weight-complex="normal"/>
    </style:style>
    <style:style style:name="T100" style:family="text">
      <style:text-properties fo:font-weight="normal" officeooo:rsid="003656e3" fo:background-color="transparent" loext:char-shading-value="0" style:font-weight-asian="normal" style:font-weight-complex="normal"/>
    </style:style>
    <style:style style:name="T101" style:family="text">
      <style:text-properties fo:font-weight="normal" officeooo:rsid="0019a593" fo:background-color="transparent" loext:char-shading-value="0" style:font-weight-asian="normal" style:font-weight-complex="normal"/>
    </style:style>
    <style:style style:name="T102" style:family="text">
      <style:text-properties fo:font-weight="normal" officeooo:rsid="0021fca0" fo:background-color="transparent" loext:char-shading-value="0" style:font-weight-asian="normal" style:font-weight-complex="normal"/>
    </style:style>
    <style:style style:name="T103" style:family="text">
      <style:text-properties fo:font-weight="normal" officeooo:rsid="001d6ede" fo:background-color="transparent" loext:char-shading-value="0" style:font-weight-asian="normal" style:font-weight-complex="normal"/>
    </style:style>
    <style:style style:name="T104" style:family="text">
      <style:text-properties fo:font-weight="normal" officeooo:rsid="001ed799" fo:background-color="transparent" loext:char-shading-value="0" style:font-weight-asian="normal" style:font-weight-complex="normal"/>
    </style:style>
    <style:style style:name="T105" style:family="text">
      <style:text-properties fo:font-weight="normal" officeooo:rsid="00446edc" fo:background-color="transparent" loext:char-shading-value="0" style:font-weight-asian="normal" style:font-weight-complex="normal"/>
    </style:style>
    <style:style style:name="T106" style:family="text">
      <style:text-properties fo:font-weight="normal" officeooo:rsid="00289636" fo:background-color="transparent" loext:char-shading-value="0" style:font-weight-asian="normal" style:font-weight-complex="normal"/>
    </style:style>
    <style:style style:name="T107" style:family="text">
      <style:text-properties fo:font-weight="normal" officeooo:rsid="001afa86" fo:background-color="transparent" loext:char-shading-value="0" style:font-weight-asian="normal" style:font-weight-complex="normal"/>
    </style:style>
    <style:style style:name="T108" style:family="text">
      <style:text-properties fo:font-weight="normal" officeooo:rsid="0045c878" fo:background-color="transparent" loext:char-shading-value="0" style:font-weight-asian="normal" style:font-weight-complex="normal"/>
    </style:style>
    <style:style style:name="T109" style:family="text">
      <style:text-properties fo:font-weight="normal" officeooo:rsid="005bb338" fo:background-color="transparent" loext:char-shading-value="0" style:font-weight-asian="normal" style:font-weight-complex="normal"/>
    </style:style>
    <style:style style:name="T110" style:family="text">
      <style:text-properties fo:font-weight="normal" officeooo:rsid="0061558f" fo:background-color="transparent" loext:char-shading-value="0" style:font-weight-asian="normal" style:font-weight-complex="normal"/>
    </style:style>
    <style:style style:name="T111" style:family="text">
      <style:text-properties fo:font-weight="normal" officeooo:rsid="0066687f" fo:background-color="transparent" loext:char-shading-value="0" style:font-weight-asian="normal" style:font-weight-complex="normal"/>
    </style:style>
    <style:style style:name="T112" style:family="text">
      <style:text-properties fo:font-weight="normal" fo:background-color="#00ffff" loext:char-shading-value="0" style:font-weight-asian="normal" style:font-weight-complex="normal"/>
    </style:style>
    <style:style style:name="T113" style:family="text">
      <style:text-properties fo:font-weight="normal" officeooo:rsid="0019a593" fo:background-color="#00ffff" loext:char-shading-value="0" style:font-weight-asian="normal" style:font-weight-complex="normal"/>
    </style:style>
    <style:style style:name="T114" style:family="text">
      <style:text-properties fo:font-weight="normal" officeooo:rsid="007d8543" fo:background-color="#00ffff" loext:char-shading-value="0" style:font-weight-asian="normal" style:font-weight-complex="normal"/>
    </style:style>
    <style:style style:name="T115" style:family="text">
      <style:text-properties fo:font-weight="normal" style:font-weight-asian="normal" style:font-weight-complex="normal"/>
    </style:style>
    <style:style style:name="T116" style:family="text">
      <style:text-properties fo:font-weight="normal" officeooo:rsid="0128d612" style:font-weight-asian="normal" style:font-weight-complex="normal"/>
    </style:style>
    <style:style style:name="T117" style:family="text">
      <style:text-properties fo:font-weight="normal" officeooo:rsid="0129ae08" style:font-weight-asian="normal" style:font-weight-complex="normal"/>
    </style:style>
    <style:style style:name="T118" style:family="text">
      <style:text-properties fo:font-weight="normal" officeooo:rsid="0129e675" style:font-weight-asian="normal" style:font-weight-complex="normal"/>
    </style:style>
    <style:style style:name="T119" style:family="text">
      <style:text-properties fo:font-weight="normal" officeooo:rsid="012a895c" style:font-weight-asian="normal" style:font-weight-complex="normal"/>
    </style:style>
    <style:style style:name="T120" style:family="text">
      <style:text-properties fo:font-weight="normal" officeooo:rsid="012b8e13" style:font-weight-asian="normal" style:font-weight-complex="normal"/>
    </style:style>
    <style:style style:name="T121" style:family="text">
      <style:text-properties fo:font-weight="normal" officeooo:rsid="012e536e" style:font-weight-asian="normal" style:font-weight-complex="normal"/>
    </style:style>
    <style:style style:name="T122" style:family="text">
      <style:text-properties fo:font-weight="normal" officeooo:rsid="01303f13" style:font-weight-asian="normal" style:font-weight-complex="normal"/>
    </style:style>
    <style:style style:name="T123" style:family="text">
      <style:text-properties fo:font-weight="normal" officeooo:rsid="0136b827" style:font-weight-asian="normal" style:font-weight-complex="normal"/>
    </style:style>
    <style:style style:name="T124" style:family="text">
      <style:text-properties fo:font-weight="normal" officeooo:rsid="0138787c" style:font-weight-asian="normal" style:font-weight-complex="normal"/>
    </style:style>
    <style:style style:name="T125" style:family="text">
      <style:text-properties fo:font-weight="normal" officeooo:rsid="0139092b" style:font-weight-asian="normal" style:font-weight-complex="normal"/>
    </style:style>
    <style:style style:name="T126" style:family="text">
      <style:text-properties fo:font-weight="normal" officeooo:rsid="01398092" style:font-weight-asian="normal" style:font-weight-complex="normal"/>
    </style:style>
    <style:style style:name="T127" style:family="text">
      <style:text-properties fo:font-weight="normal" officeooo:rsid="013d274f" style:font-weight-asian="normal" style:font-weight-complex="normal"/>
    </style:style>
    <style:style style:name="T128" style:family="text">
      <style:text-properties fo:font-weight="normal" officeooo:rsid="0200fa44" style:font-weight-asian="normal" style:font-weight-complex="normal"/>
    </style:style>
    <style:style style:name="T129" style:family="text">
      <style:text-properties fo:font-weight="normal" officeooo:rsid="02275b14" style:font-weight-asian="normal" style:font-weight-complex="normal"/>
    </style:style>
    <style:style style:name="T130" style:family="text">
      <style:text-properties fo:font-weight="normal" fo:background-color="#fff200" loext:char-shading-value="0" style:font-weight-asian="normal" style:font-weight-complex="normal"/>
    </style:style>
    <style:style style:name="T131" style:family="text">
      <style:text-properties fo:font-weight="normal" officeooo:rsid="0136398b" fo:background-color="#fff200" loext:char-shading-value="0" style:font-weight-asian="normal" style:font-weight-complex="normal"/>
    </style:style>
    <style:style style:name="T132" style:family="text">
      <style:text-properties fo:font-weight="normal" officeooo:rsid="0136b827" fo:background-color="#fff200" loext:char-shading-value="0" style:font-weight-asian="normal" style:font-weight-complex="normal"/>
    </style:style>
    <style:style style:name="T133" style:family="text">
      <style:text-properties fo:font-weight="normal" officeooo:rsid="0138787c" fo:background-color="#fff200" loext:char-shading-value="0" style:font-weight-asian="normal" style:font-weight-complex="normal"/>
    </style:style>
    <style:style style:name="T134" style:family="text">
      <style:text-properties fo:font-weight="normal" officeooo:rsid="0139092b" fo:background-color="#fff200" loext:char-shading-value="0" style:font-weight-asian="normal" style:font-weight-complex="normal"/>
    </style:style>
    <style:style style:name="T135" style:family="text">
      <style:text-properties fo:font-weight="normal" officeooo:rsid="02275b14" fo:background-color="#fff200" loext:char-shading-value="0" style:font-weight-asian="normal" style:font-weight-complex="normal"/>
    </style:style>
    <style:style style:name="T136" style:family="text">
      <style:text-properties fo:font-weight="normal" officeooo:rsid="01e7a6f4" fo:background-color="#00ff00" loext:char-shading-value="0" style:font-weight-asian="normal" style:font-weight-complex="normal"/>
    </style:style>
    <style:style style:name="T137" style:family="text">
      <style:text-properties fo:font-weight="normal" officeooo:rsid="01f1e7fa" fo:background-color="#00ff00" loext:char-shading-value="0" style:font-weight-asian="normal" style:font-weight-complex="normal"/>
    </style:style>
    <style:style style:name="T138" style:family="text">
      <style:text-properties officeooo:rsid="00446edc"/>
    </style:style>
    <style:style style:name="T139" style:family="text">
      <style:text-properties officeooo:rsid="004528a9"/>
    </style:style>
    <style:style style:name="T140"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62"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officeooo:rsid="001730c3" style:font-size-asian="12pt" style:font-size-complex="12pt"/>
    </style:style>
    <style:style style:name="T167" style:family="text">
      <style:text-properties fo:font-variant="normal" fo:text-transform="none" fo:color="#000000" style:font-name="Liberation Serif" fo:font-size="12pt" fo:letter-spacing="normal" fo:font-style="normal" officeooo:rsid="010bc7ff" style:font-size-asian="12pt" style:font-size-complex="12pt"/>
    </style:style>
    <style:style style:name="T168" style:family="text">
      <style:text-properties fo:font-variant="normal" fo:text-transform="none" fo:color="#000000" style:font-name="Liberation Serif" fo:font-size="12pt" fo:letter-spacing="normal" fo:font-style="normal" officeooo:rsid="0111c4af" style:font-size-asian="12pt" style:font-size-complex="12pt"/>
    </style:style>
    <style:style style:name="T169" style:family="text">
      <style:text-properties fo:font-variant="normal" fo:text-transform="none" fo:color="#000000" style:font-name="Liberation Serif" fo:font-size="12pt" fo:letter-spacing="normal" fo:font-style="normal" officeooo:rsid="0112a6ab" style:font-size-asian="12pt" style:font-size-complex="12pt"/>
    </style:style>
    <style:style style:name="T170" style:family="text">
      <style:text-properties fo:font-variant="normal" fo:text-transform="none" fo:color="#000000" style:font-name="Liberation Serif" fo:font-size="12pt" fo:letter-spacing="normal" fo:font-style="normal" officeooo:rsid="01191b8d" style:font-size-asian="12pt" style:font-size-complex="12pt"/>
    </style:style>
    <style:style style:name="T171"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74"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75"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76"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77"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78"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79"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80"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81"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82"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83"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84"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85" style:family="text">
      <style:text-properties style:font-name="Liberation Serif" fo:font-size="12pt" fo:font-weight="normal" officeooo:rsid="00ee43cd" style:font-size-asian="12pt" style:font-weight-asian="normal" style:font-size-complex="12pt" style:font-weight-complex="normal"/>
    </style:style>
    <style:style style:name="T186" style:family="text">
      <style:text-properties style:font-name="Liberation Serif" fo:font-size="12pt" fo:font-weight="normal" officeooo:rsid="011aacc5" style:font-size-asian="12pt" style:font-weight-asian="normal" style:font-size-complex="12pt" style:font-weight-complex="normal"/>
    </style:style>
    <style:style style:name="T187"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88"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90" style:family="text">
      <style:text-properties style:font-name="Liberation Serif" fo:font-size="12pt" officeooo:rsid="010aea19" style:font-size-asian="12pt" style:font-size-complex="12pt"/>
    </style:style>
    <style:style style:name="T191" style:family="text">
      <style:text-properties style:font-name="Liberation Serif" fo:font-size="12pt" officeooo:rsid="010ccb77" style:font-size-asian="12pt" style:font-size-complex="12pt"/>
    </style:style>
    <style:style style:name="T192" style:family="text">
      <style:text-properties style:font-name="Liberation Serif" fo:font-size="12pt" officeooo:rsid="0112a6ab" style:font-size-asian="12pt" style:font-size-complex="12pt"/>
    </style:style>
    <style:style style:name="T193" style:family="text">
      <style:text-properties style:font-name="Liberation Serif" fo:font-size="12pt" officeooo:rsid="01191b8d" style:font-size-asian="12pt" style:font-size-complex="12pt"/>
    </style:style>
    <style:style style:name="T194" style:family="text">
      <style:text-properties style:font-name="Liberation Serif" fo:font-size="12pt" officeooo:rsid="011aacc5" style:font-size-asian="12pt" style:font-size-complex="12pt"/>
    </style:style>
    <style:style style:name="T195" style:family="text">
      <style:text-properties style:font-name="Liberation Serif" fo:font-size="12pt" officeooo:rsid="00ee43cd" style:font-size-asian="12pt" style:font-size-complex="12pt"/>
    </style:style>
    <style:style style:name="T196" style:family="text">
      <style:text-properties style:font-name="Liberation Serif" fo:font-size="12pt" officeooo:rsid="011d8b98" style:font-size-asian="12pt" style:font-size-complex="12pt"/>
    </style:style>
    <style:style style:name="T197" style:family="text">
      <style:text-properties style:font-name="Liberation Serif" fo:font-size="12pt" officeooo:rsid="0133fe85" style:font-size-asian="12pt" style:font-size-complex="12pt"/>
    </style:style>
    <style:style style:name="T198" style:family="text">
      <style:text-properties style:font-name="Liberation Serif" fo:font-size="12pt" officeooo:rsid="0135d76a" style:font-size-asian="12pt" style:font-size-complex="12pt"/>
    </style:style>
    <style:style style:name="T199" style:family="text">
      <style:text-properties style:font-name="Liberation Serif" fo:font-size="12pt" officeooo:rsid="010aea19" fo:background-color="#ffff00" loext:char-shading-value="0" style:font-size-asian="12pt" style:font-size-complex="12pt"/>
    </style:style>
    <style:style style:name="T200" style:family="text">
      <style:text-properties style:font-name="Liberation Serif" fo:font-size="12pt" officeooo:rsid="011aacc5" fo:background-color="#ffff00" loext:char-shading-value="0" style:font-size-asian="12pt" style:font-size-complex="12pt"/>
    </style:style>
    <style:style style:name="T201" style:family="text">
      <style:text-properties style:font-name="Liberation Serif" fo:font-size="12pt" officeooo:rsid="0133fe85" fo:background-color="#7cfc00" loext:char-shading-value="0" style:font-size-asian="12pt" style:font-size-complex="12pt"/>
    </style:style>
    <style:style style:name="T202" style:family="text">
      <style:text-properties officeooo:rsid="008058e2"/>
    </style:style>
    <style:style style:name="T203" style:family="text">
      <style:text-properties officeooo:rsid="0084e239"/>
    </style:style>
    <style:style style:name="T204" style:family="text">
      <style:text-properties fo:background-color="#00ffff" loext:char-shading-value="0"/>
    </style:style>
    <style:style style:name="T205" style:family="text">
      <style:text-properties officeooo:rsid="009cf1e6" fo:background-color="#00ffff" loext:char-shading-value="0"/>
    </style:style>
    <style:style style:name="T206" style:family="text">
      <style:text-properties officeooo:rsid="00f48ad8" fo:background-color="#00ffff" loext:char-shading-value="0"/>
    </style:style>
    <style:style style:name="T207" style:family="text">
      <style:text-properties officeooo:rsid="0171087d" fo:background-color="#00ffff" loext:char-shading-value="0"/>
    </style:style>
    <style:style style:name="T208" style:family="text">
      <style:text-properties officeooo:rsid="01d2a7e1" fo:background-color="#00ffff" loext:char-shading-value="0"/>
    </style:style>
    <style:style style:name="T209" style:family="text">
      <style:text-properties officeooo:rsid="01ddd9e0" fo:background-color="#00ffff" loext:char-shading-value="0"/>
    </style:style>
    <style:style style:name="T210" style:family="text">
      <style:text-properties officeooo:rsid="01f8c4df" fo:background-color="#00ffff" loext:char-shading-value="0"/>
    </style:style>
    <style:style style:name="T211" style:family="text">
      <style:text-properties officeooo:rsid="00bcb2ce" fo:background-color="#00ffff" loext:char-shading-value="0"/>
    </style:style>
    <style:style style:name="T212" style:family="text">
      <style:text-properties officeooo:rsid="0240065c" fo:background-color="#00ffff" loext:char-shading-value="0"/>
    </style:style>
    <style:style style:name="T213" style:family="text">
      <style:text-properties officeooo:rsid="00a3c90f"/>
    </style:style>
    <style:style style:name="T214" style:family="text">
      <style:text-properties fo:background-color="transparent" loext:char-shading-value="0"/>
    </style:style>
    <style:style style:name="T215" style:family="text">
      <style:text-properties officeooo:rsid="00a3c90f" fo:background-color="transparent" loext:char-shading-value="0"/>
    </style:style>
    <style:style style:name="T216" style:family="text">
      <style:text-properties officeooo:rsid="00a4cc34" fo:background-color="transparent" loext:char-shading-value="0"/>
    </style:style>
    <style:style style:name="T217" style:family="text">
      <style:text-properties officeooo:rsid="00c980b6" fo:background-color="transparent" loext:char-shading-value="0"/>
    </style:style>
    <style:style style:name="T218" style:family="text">
      <style:text-properties officeooo:rsid="00cb3c7e" fo:background-color="transparent" loext:char-shading-value="0"/>
    </style:style>
    <style:style style:name="T219" style:family="text">
      <style:text-properties officeooo:rsid="00cd3b87" fo:background-color="transparent" loext:char-shading-value="0"/>
    </style:style>
    <style:style style:name="T220" style:family="text">
      <style:text-properties officeooo:rsid="00f48ad8" fo:background-color="transparent" loext:char-shading-value="0"/>
    </style:style>
    <style:style style:name="T221" style:family="text">
      <style:text-properties officeooo:rsid="0244367f" fo:background-color="transparent" loext:char-shading-value="0"/>
    </style:style>
    <style:style style:name="T222" style:family="text">
      <style:text-properties officeooo:rsid="0246cb2f" fo:background-color="transparent" loext:char-shading-value="0"/>
    </style:style>
    <style:style style:name="T223" style:family="text">
      <style:text-properties officeooo:rsid="0247b8bb" fo:background-color="transparent" loext:char-shading-value="0"/>
    </style:style>
    <style:style style:name="T224" style:family="text">
      <style:text-properties officeooo:rsid="02495cfc" fo:background-color="transparent" loext:char-shading-value="0"/>
    </style:style>
    <style:style style:name="T225" style:family="text">
      <style:text-properties officeooo:rsid="00d681c3"/>
    </style:style>
    <style:style style:name="T226" style:family="text">
      <style:text-properties fo:background-color="#fff200" loext:char-shading-value="0"/>
    </style:style>
    <style:style style:name="T227" style:family="text">
      <style:text-properties officeooo:rsid="00f48ad8" fo:background-color="#fff200" loext:char-shading-value="0"/>
    </style:style>
    <style:style style:name="T228" style:family="text">
      <style:text-properties officeooo:rsid="010208f7" fo:background-color="#fff200" loext:char-shading-value="0"/>
    </style:style>
    <style:style style:name="T229" style:family="text">
      <style:text-properties officeooo:rsid="017b5ff9" fo:background-color="#fff200" loext:char-shading-value="0"/>
    </style:style>
    <style:style style:name="T230" style:family="text">
      <style:text-properties officeooo:rsid="018fefe0" fo:background-color="#fff200" loext:char-shading-value="0"/>
    </style:style>
    <style:style style:name="T231" style:family="text">
      <style:text-properties officeooo:rsid="01a743c3" fo:background-color="#fff200" loext:char-shading-value="0"/>
    </style:style>
    <style:style style:name="T232" style:family="text">
      <style:text-properties officeooo:rsid="01b4f45d" fo:background-color="#fff200" loext:char-shading-value="0"/>
    </style:style>
    <style:style style:name="T233" style:family="text">
      <style:text-properties officeooo:rsid="01f59b27" fo:background-color="#fff200" loext:char-shading-value="0"/>
    </style:style>
    <style:style style:name="T234" style:family="text">
      <style:text-properties officeooo:rsid="01f82878" fo:background-color="#fff200" loext:char-shading-value="0"/>
    </style:style>
    <style:style style:name="T235" style:family="text">
      <style:text-properties officeooo:rsid="01fb6b81" fo:background-color="#fff200" loext:char-shading-value="0"/>
    </style:style>
    <style:style style:name="T236" style:family="text">
      <style:text-properties officeooo:rsid="01fdc0af" fo:background-color="#fff200" loext:char-shading-value="0"/>
    </style:style>
    <style:style style:name="T237" style:family="text">
      <style:text-properties officeooo:rsid="01ff623c" fo:background-color="#fff200" loext:char-shading-value="0"/>
    </style:style>
    <style:style style:name="T238" style:family="text">
      <style:text-properties officeooo:rsid="02036ccf" fo:background-color="#fff200" loext:char-shading-value="0"/>
    </style:style>
    <style:style style:name="T239" style:family="text">
      <style:text-properties officeooo:rsid="020545f7" fo:background-color="#fff200" loext:char-shading-value="0"/>
    </style:style>
    <style:style style:name="T240" style:family="text">
      <style:text-properties officeooo:rsid="020c77da" fo:background-color="#fff200" loext:char-shading-value="0"/>
    </style:style>
    <style:style style:name="T241" style:family="text">
      <style:text-properties officeooo:rsid="020f43e6" fo:background-color="#fff200" loext:char-shading-value="0"/>
    </style:style>
    <style:style style:name="T242" style:family="text">
      <style:text-properties officeooo:rsid="02141fa4" fo:background-color="#fff200" loext:char-shading-value="0"/>
    </style:style>
    <style:style style:name="T243" style:family="text">
      <style:text-properties officeooo:rsid="021af779" fo:background-color="#fff200" loext:char-shading-value="0"/>
    </style:style>
    <style:style style:name="T244" style:family="text">
      <style:text-properties officeooo:rsid="021f47ee" fo:background-color="#fff200" loext:char-shading-value="0"/>
    </style:style>
    <style:style style:name="T245" style:family="text">
      <style:text-properties officeooo:rsid="022f83b7" fo:background-color="#fff200" loext:char-shading-value="0"/>
    </style:style>
    <style:style style:name="T246" style:family="text">
      <style:text-properties officeooo:rsid="00d79d01"/>
    </style:style>
    <style:style style:name="T247" style:family="text">
      <style:text-properties officeooo:rsid="00e34ee1"/>
    </style:style>
    <style:style style:name="T248" style:family="text">
      <style:text-properties officeooo:rsid="00ee43cd"/>
    </style:style>
    <style:style style:name="T249" style:family="text">
      <style:text-properties officeooo:rsid="00f7cd3b"/>
    </style:style>
    <style:style style:name="T250" style:family="text">
      <style:text-properties officeooo:rsid="010208f7"/>
    </style:style>
    <style:style style:name="T251" style:family="text">
      <style:text-properties officeooo:rsid="01070005"/>
    </style:style>
    <style:style style:name="T252" style:family="text">
      <style:text-properties officeooo:rsid="010892e8"/>
    </style:style>
    <style:style style:name="T253" style:family="text">
      <style:text-properties officeooo:rsid="010aea19"/>
    </style:style>
    <style:style style:name="T254" style:family="text">
      <style:text-properties officeooo:rsid="01174508"/>
    </style:style>
    <style:style style:name="T255" style:family="text">
      <style:text-properties officeooo:rsid="011d8b98"/>
    </style:style>
    <style:style style:name="T256" style:family="text">
      <style:text-properties officeooo:rsid="011effa2"/>
    </style:style>
    <style:style style:name="T257" style:family="text">
      <style:text-properties officeooo:rsid="011effa2" fo:background-color="#7cfc00" loext:char-shading-value="0"/>
    </style:style>
    <style:style style:name="T258" style:family="text">
      <style:text-properties officeooo:rsid="0136398b"/>
    </style:style>
    <style:style style:name="T259" style:family="text">
      <style:text-properties style:text-position="super 58%" fo:font-weight="normal" style:font-weight-asian="normal" style:font-weight-complex="normal"/>
    </style:style>
    <style:style style:name="T260" style:family="text">
      <style:text-properties officeooo:rsid="0136b827"/>
    </style:style>
    <style:style style:name="T261" style:family="text">
      <style:text-properties officeooo:rsid="01444352"/>
    </style:style>
    <style:style style:name="T262" style:family="text">
      <style:text-properties officeooo:rsid="014defdd"/>
    </style:style>
    <style:style style:name="T263" style:family="text">
      <style:text-properties officeooo:rsid="014fd1d4"/>
    </style:style>
    <style:style style:name="T264" style:family="text">
      <style:text-properties officeooo:rsid="0171087d"/>
    </style:style>
    <style:style style:name="T265" style:family="text">
      <style:text-properties officeooo:rsid="015cc9b8"/>
    </style:style>
    <style:style style:name="T266" style:family="text">
      <style:text-properties officeooo:rsid="0187ab43"/>
    </style:style>
    <style:style style:name="T267" style:family="text">
      <style:text-properties officeooo:rsid="018fefe0"/>
    </style:style>
    <style:style style:name="T268" style:family="text">
      <style:text-properties officeooo:rsid="01a2e432"/>
    </style:style>
    <style:style style:name="T269" style:family="text">
      <style:text-properties officeooo:rsid="01b4f45d"/>
    </style:style>
    <style:style style:name="T270" style:family="text">
      <style:text-properties officeooo:rsid="01c43a04"/>
    </style:style>
    <style:style style:name="T271" style:family="text">
      <style:text-properties officeooo:rsid="01c86a35"/>
    </style:style>
    <style:style style:name="T272" style:family="text">
      <style:text-properties officeooo:rsid="01d2a7e1"/>
    </style:style>
    <style:style style:name="T273" style:family="text">
      <style:text-properties officeooo:rsid="01d88134"/>
    </style:style>
    <style:style style:name="T274" style:family="text">
      <style:text-properties officeooo:rsid="01e5bd2e" fo:background-color="#00ff00" loext:char-shading-value="0"/>
    </style:style>
    <style:style style:name="T275" style:family="text">
      <style:text-properties officeooo:rsid="01efa369"/>
    </style:style>
    <style:style style:name="T276" style:family="text">
      <style:text-properties officeooo:rsid="01f3ae8e"/>
    </style:style>
    <style:style style:name="T277" style:family="text">
      <style:text-properties officeooo:rsid="01fdc0af"/>
    </style:style>
    <style:style style:name="T278" style:family="text">
      <style:text-properties officeooo:rsid="0200fa44"/>
    </style:style>
    <style:style style:name="T279" style:family="text">
      <style:text-properties officeooo:rsid="0206ce61"/>
    </style:style>
    <style:style style:name="T280" style:family="text">
      <style:text-properties officeooo:rsid="02083358" fo:background-color="#dc143c" loext:char-shading-value="0"/>
    </style:style>
    <style:style style:name="T281" style:family="text">
      <style:text-properties officeooo:rsid="0208c812" fo:background-color="#dc143c" loext:char-shading-value="0"/>
    </style:style>
    <style:style style:name="T282" style:family="text">
      <style:text-properties fo:background-color="#adff2f" loext:char-shading-value="0"/>
    </style:style>
    <style:style style:name="T283" style:family="text">
      <style:text-properties officeooo:rsid="020c77da"/>
    </style:style>
    <style:style style:name="T284" style:family="text">
      <style:text-properties officeooo:rsid="021057de"/>
    </style:style>
    <style:style style:name="T285" style:family="text">
      <style:text-properties officeooo:rsid="02141fa4"/>
    </style:style>
    <style:style style:name="T286" style:family="text">
      <style:text-properties officeooo:rsid="020b4981"/>
    </style:style>
    <style:style style:name="T287" style:family="text">
      <style:text-properties officeooo:rsid="022f83b7"/>
    </style:style>
    <style:style style:name="T288" style:family="text">
      <style:text-properties officeooo:rsid="0232135c"/>
    </style:style>
    <style:style style:name="T289" style:family="text">
      <style:text-properties officeooo:rsid="0233d36b"/>
    </style:style>
    <style:style style:name="T290" style:family="text">
      <style:text-properties officeooo:rsid="02433710"/>
    </style:style>
    <style:style style:name="T291" style:family="text">
      <style:text-properties officeooo:rsid="013ffd50"/>
    </style:style>
    <style:style style:name="T292" style:family="text">
      <style:text-properties officeooo:rsid="0244367f"/>
    </style:style>
    <style:style style:name="T293" style:family="text">
      <style:text-properties officeooo:rsid="0246cb2f"/>
    </style:style>
    <style:style style:name="T294" style:family="text">
      <style:text-properties officeooo:rsid="02495cfc"/>
    </style:style>
    <style:style style:name="T2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3">La historia de la genética tanto cuantitativa como molecular se remonta a la contribución de muchas personas <text:span text:style-name="T204">(Figura 1.1)</text:span>, hecho que permitió la conexión entre ambas disciplinas y el desarrollo de lo que hoy en día se conoce como selección genómica.</text:p>
      <text:p text:style-name="P13"/>
      <text:p text:style-name="P14">Figura 1.1</text:p>
      <text:p text:style-name="P14"/>
      <text:p text:style-name="P101"><text:span text:style-name="T101">La genética cuantitativa se formo hace más de un siglo en ausencia directa de datos genéticamente observables </text:span><text:span text:style-name="T91">(cita)</text:span><text:span text:style-name="T101">. Esta disciplina se formo gracias a los avances teóricos de Ronald Fisher quien proporcionó una teoría que hizo posible interpretar los descubrimientos de la genética biométrica dentro de los estudios </text:span><text:span text:style-name="T102">d</text:span><text:span text:style-name="T101">e herencia Mendeliana, permitiendo con ello unificar la</text:span><text:span text:style-name="T103">s</text:span><text:span text:style-name="T101"> escuela</text:span><text:span text:style-name="T103">s</text:span><text:span text:style-name="T101"> de pensamiento Mendeliano y biométrico que para ese entonces estaban en constante debate. Dicha teoría, denominada </text:span><text:span text:style-name="T104">como</text:span><text:span text:style-name="T101"> teoría del modelo infinitesimal, sup</text:span><text:span text:style-name="T104">uso</text:span><text:span text:style-name="T101"> que la herencia genética es principalmente aditiva, y que la varianza genética de un carácter esta determinad</text:span><text:span text:style-name="T94">a</text:span><text:span text:style-name="T101"> por un gran número de factores Mendelianos </text:span><text:span text:style-name="T105">(</text:span>hoy <text:span text:style-name="T138">en día conocidos</text:span> <text:span text:style-name="T138">como</text:span> gen<text:span text:style-name="T139">es</text:span><text:span text:style-name="T105">)</text:span><text:span text:style-name="T101">, cada uno de los cuales tiene una pequeña contribución al fenotipo de</text:span><text:span text:style-name="T106">l</text:span><text:span text:style-name="T101"> carácter</text:span><text:span text:style-name="T107"> </text:span><text:span text:style-name="T91">(cita)</text:span><text:span text:style-name="T107">. A partir de este entonces, la genética cuantitativa fue extremadamente productiva a medida que fue adhiriéndose a la teoría del modelo infinitesimal. </text:span></text:p>
      <text:p text:style-name="P23"/>
      <text:p text:style-name="P100"><text:span text:style-name="T95">Se denomina como valor de cría estimado (EBV) al </text:span><text:span text:style-name="T94">efecto genético que </text:span><text:span text:style-name="T95">un individuo</text:span><text:span text:style-name="T94"> puede transmitir </text:span><text:span text:style-name="T96">a su descendencia. Este se puede predecir en función de un modelo que relaciona el fenotipo de una población con la información de pedigrí mediante el uso de</text:span><text:span text:style-name="T95">l</text:span><text:span text:style-name="T96"> mejor predictor lineal insesgado (BLUP) </text:span><text:span text:style-name="T89">(cita)</text:span><text:span text:style-name="T96">. </text:span><text:span text:style-name="T97">Este procedimiento </text:span><text:span text:style-name="T98">fue resultado del esfuerzo de</text:span><text:span text:style-name="T97"> </text:span><text:span text:style-name="T98">Charles Roy Henderson </text:span><text:span text:style-name="T97">quien a</text:span><text:span text:style-name="T94"> </text:span><text:span text:style-name="T109">inicio</text:span><text:span text:style-name="T94"> de la década de 1950 </text:span><text:span text:style-name="T99">contribuy</text:span><text:span text:style-name="T100">ó</text:span><text:span text:style-name="T99"> a su desarrollo </text:span><text:span text:style-name="T90">(cita)</text:span><text:span text:style-name="T99">.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108">la</text:span><text:span text:style-name="T99"> información genética a su descendencia)</text:span><text:span text:style-name="T17"> </text:span><text:span text:style-name="T2">(cita)</text:span><text:span text:style-name="T17">.</text:span></text:p>
      <text:p text:style-name="P24"/>
      <text:p text:style-name="P102"><text:span text:style-name="T110">E</text:span><text:span text:style-name="T111">n otro orden de ideas, e</text:span><text:span text:style-name="T173">l rápido desarrollo de la genética molecular a partir de los años 60 permitió comprender mejor los mecanismos de la herencia. </text:span><text:span text:style-name="T174">Esta disciplina permitió,</text:span><text:span text:style-name="T173"> </text:span><text:span text:style-name="T174">a</text:span><text:span text:style-name="T175"> diferencia de</text:span><text:span text:style-name="T176"> la genética </text:span><text:span text:style-name="T174">cuantitativa</text:span><text:span text:style-name="T176">, </text:span><text:span text:style-name="T177">estudiar</text:span><text:span text:style-name="T176"> de forma directa el gen, </text:span><text:span text:style-name="T175">lo que </text:span><text:span text:style-name="T176">facilit</text:span><text:span text:style-name="T182">ó</text:span><text:span text:style-name="T176"> a </text:span><text:span text:style-name="T183">finales</text:span><text:span text:style-name="T176"> de la década de 1970 e inicio de 1980 el descubrimiento </text:span><text:span text:style-name="T175">de </text:span><text:span text:style-name="T178">secuencias variables de ADN con fenotipos fácilmente observables </text:span><text:span text:style-name="T184">(cita)</text:span><text:span text:style-name="T178">. </text:span><text:span text:style-name="T179">Son ejemplo de </text:span><text:span text:style-name="T180">estas</text:span><text:span text:style-name="T179"> secuencias (</text:span><text:span text:style-name="T177">denominadas como marcadores de ADN</text:span><text:span text:style-name="T179">) los microsatélites, </text:span><text:span text:style-name="T181">los p</text:span><text:span text:style-name="T171">olimorfismo</text:span><text:span text:style-name="T172">s</text:span><text:span text:style-name="T171"> en el tamaño de los fragmentos de restricción</text:span><text:span text:style-name="T158"> (RFLP)</text:span><text:span text:style-name="T188"> y los polimorfismos de un sólo nucleótido (SNP), siendo este último </text:span><text:span text:style-name="T189">hoy en día</text:span><text:span text:style-name="T188"> </text:span><text:span text:style-name="T159">el principal marcador utilizado para detectar variac</text:span><text:span text:style-name="T140">iones en el ADN.</text:span></text:p>
      <text:p text:style-name="P107"/>
      <text:p text:style-name="P105"><text:span text:style-name="T140">D</text:span><text:span text:style-name="T151">ichos marcadores de ADN, a</text:span><text:span text:style-name="T143">l</text:span><text:span text:style-name="T142"> </text:span><text:span text:style-name="T141">representa</text:span><text:span text:style-name="T143">r</text:span><text:span text:style-name="T141"> las diferencias en el ADN heredado por dos individuos </text:span><text:span text:style-name="T160">(cita)</text:span><text:span text:style-name="T141">, </text:span><text:span text:style-name="T143">abri</text:span><text:span text:style-name="T151">eron</text:span><text:span text:style-name="T143"> la</text:span><text:span text:style-name="T141"> posibilidad </text:span><text:span text:style-name="T145">de</text:span><text:span text:style-name="T141"> </text:span><text:span text:style-name="T145">obtener</text:span><text:span text:style-name="T141"> una predicción </text:span><text:span text:style-name="T143">más</text:span><text:span text:style-name="T141"> precisa de los </text:span><text:span text:style-name="T143">EBV </text:span><text:span text:style-name="T161">(cita)</text:span><text:span text:style-name="T143">, </text:span><text:span text:style-name="T145">comparado</text:span><text:span text:style-name="T144"> al método BLUP</text:span><text:span text:style-name="T143"> </text:span><text:span text:style-name="T144">mencionado </text:span><text:span text:style-name="T145">en</text:span><text:span text:style-name="T144"> </text:span><text:span text:style-name="T145">párrafos anteriores</text:span><text:span text:style-name="T141">.</text:span><text:span text:style-name="T140"> </text:span><text:span text:style-name="T146">Según los mismos autores </text:span><text:span text:style-name="T162">(cita)</text:span><text:span text:style-name="T146">, los primeros intentos de integrar </text:span><text:span text:style-name="T148">datos de</text:span><text:span text:style-name="T146"> marcadores de ADN en las predicciones se basaron en el supuesto de que e</text:span><text:span text:style-name="T147">ra</text:span><text:span text:style-name="T146"> posible encontrar genes que contribuye</text:span><text:span text:style-name="T148">ra</text:span><text:span text:style-name="T146">n a la variación genética del carácter. Este enfoque, conocido como etiquetado de genes </text:span><text:span text:style-name="T149">o </text:span><text:span text:style-name="T146">mapeo de QTL, </text:span><text:span text:style-name="T147">permitió </text:span><text:span text:style-name="T156">identificar l</text:span><text:span text:style-name="T147">a genética subyacente a la variación fenotípica</text:span><text:span text:style-name="T146"> </text:span><text:span text:style-name="T147">entre individuos </text:span><text:span text:style-name="T163">(cita)</text:span><text:span text:style-name="T146">.</text:span></text:p>
      <text:p text:style-name="P106"/>
      <text:p text:style-name="P103"><text:soft-page-break/><text:span text:style-name="T146">Tanto en animales como en plantas, el interés principal en el mapeo de QTL consistió </text:span><text:span text:style-name="T153">en usarse</text:span><text:span text:style-name="T146"> en un método conocido como selección asistida por marcadores (MAS) </text:span><text:span text:style-name="T164">(cita)</text:span><text:span text:style-name="T146">, proceso en el cual los individuos portadores de un marcador de ADN deseado </text:span><text:span text:style-name="T150">podían</text:span><text:span text:style-name="T146"> ser identificados y </text:span><text:span text:style-name="T155">seleccion</text:span><text:span text:style-name="T150">ados</text:span><text:span text:style-name="T146"> para aumentar la respuesta genética de caracteres cuantitativos </text:span><text:span text:style-name="T152">de relevancia económica</text:span><text:span text:style-name="T146"> </text:span><text:span text:style-name="T164">(cita)</text:span><text:span text:style-name="T146">. </text:span><text:span text:style-name="T150">Blasco y Toro </text:span><text:span text:style-name="T164">(cita)</text:span><text:span text:style-name="T150"> describen la MAS como un proceso </text:span><text:span text:style-name="T154">en el cual se detectan genes que afectan directamente un carácter (QTL), que al ser seleccionados, logran una mejora genética al aumentar </text:span><text:span text:style-name="T157">su frecuencia</text:span><text:span text:style-name="T150"> </text:span><text:span text:style-name="T165">(Figura 1.2)</text:span><text:span text:style-name="T150">.</text:span></text:p>
      <text:p text:style-name="P108"/>
      <text:p text:style-name="P104"><text:span text:style-name="T113">Figura 1.</text:span><text:span text:style-name="T114">2</text:span></text:p>
      <text:p text:style-name="P25"/>
      <text:p text:style-name="P26">Si bien la MAS abrió <text:span text:style-name="T203">la</text:span> posibilidad <text:span text:style-name="T203">de</text:span> investigar la variación genética<text:span text:style-name="T16"> en animales y </text:span><text:span text:style-name="T18">en </text:span><text:span text:style-name="T16">plantas, </text:span><text:span text:style-name="T18">permitiendo también identificar genes que afectaban el desempeño de caracteres económicamente importantes, la literatura científica coincide en afirmar lo limitado que fue esta metodología </text:span><text:span text:style-name="T19">al no detectar marcadores de ADN con efectos genéticos menores </text:span><text:span text:style-name="T3">(cita)</text:span><text:span text:style-name="T18">. </text:span><text:span text:style-name="T20">Y es que, </text:span><text:span text:style-name="T21">como</text:span><text:span text:style-name="T20"> es sabido, </text:span><text:span text:style-name="T21">la mayoría de los caracteres económicamente importantes son cuantitativos y complejos, lo que quiere decir</text:span><text:span text:style-name="T20"> que </text:span><text:span text:style-name="T23">son</text:span><text:span text:style-name="T22"> caracteres controlados por muchos genes de pequeño efecto y/o por una combinación de genes mayores y menores, lo que hace del la MAS un método poco adecuado para este tipo de arquitectura genética de caracteres.</text:span></text:p>
      <text:p text:style-name="P72"/>
      <text:p text:style-name="P30"><text:span text:style-name="T22">F</text:span><text:span text:style-name="T16">inalmente, </text:span><text:span text:style-name="T26">en el año 2001,</text:span><text:span text:style-name="T16"> </text:span><text:span text:style-name="T225">Theodorus </text:span><text:span text:style-name="T16">Meuwissen, </text:span><text:span text:style-name="T38">Ben Hayes y Michael Goddard</text:span><text:span text:style-name="T16"> presenta</text:span><text:span text:style-name="T24">ro</text:span><text:span text:style-name="T16">n una alternativa a la MAS, superando con ello las limitaciones que </text:span><text:span text:style-name="T25">suponía</text:span><text:span text:style-name="T16"> el uso </text:span><text:span text:style-name="T27">de</text:span><text:span text:style-name="T16"> esta metodología. </text:span><text:span text:style-name="T25">A esta </text:span><text:span text:style-name="T29">nueva</text:span><text:span text:style-name="T25"> </text:span><text:span text:style-name="T29">alternativa</text:span><text:span text:style-name="T25"> se le dio el nombre de selección genómica</text:span><text:span text:style-name="T16">. Solo fue cuestión de tiempo para que los datos </text:span><text:span text:style-name="T29">obtenidos</text:span><text:span text:style-name="T16"> </text:span><text:span text:style-name="T29">de</text:span><text:span text:style-name="T16"> la genética molecular se integraran a </text:span><text:span text:style-name="T29">los</text:span><text:span text:style-name="T16"> modelos estadísticos de la genética cuantitativa,</text:span><text:span text:style-name="T28"> permitie</text:span><text:span text:style-name="T29">ndo así</text:span><text:span text:style-name="T28"> el análisis de caracteres complejos </text:span><text:span text:style-name="T29">en el marco de efectos del modelo infinitesimal</text:span><text:span text:style-name="T16">.</text:span></text:p>
      <text:p text:style-name="P72"/>
      <text:p text:style-name="P2">La selección genómica</text:p>
      <text:p text:style-name="P2"/>
      <text:p text:style-name="P2">- Definición de la selección genómica</text:p>
      <text:p text:style-name="P2"/>
      <text:p text:style-name="P28">Se denomina selección genómica a una serie de métodos que usan decenas de miles de marcad<text:span text:style-name="T16">ores de ADN, principalmente SNP, </text:span><text:span text:style-name="T30">para </text:span><text:span text:style-name="T34">realizar</text:span><text:span text:style-name="T30"> la predicción del </text:span><text:span text:style-name="T16">EBV </text:span><text:span text:style-name="T30">(aunque en selección genómica es común referirse al EBV como valor de cría basado en marcadores de ADN o GEBV). </text:span><text:span text:style-name="T31">Blasco y To</text:span><text:span text:style-name="T41">r</text:span><text:span text:style-name="T31">o </text:span><text:span text:style-name="T4">(cita)</text:span><text:span text:style-name="T31"> y Ahmadi et al </text:span><text:span text:style-name="T4">(cita)</text:span><text:span text:style-name="T31">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3"> </text:span><text:span text:style-name="T205">(Figura 1.3)</text:span><text:span text:style-name="T32">. </text:span><text:span text:style-name="T35">P</text:span><text:span text:style-name="T33">o</text:span><text:span text:style-name="T35">r tanto</text:span><text:span text:style-name="T33">, la selección genómica suele ser vista como una forma de MAS en la que se seleccionan individuos en función del GEBV en lugar de pocos QTL </text:span><text:span text:style-name="T5">(cita)</text:span><text:span text:style-name="T33">.</text:span></text:p>
      <text:p text:style-name="P27"/>
      <text:p text:style-name="P15">Figura 1.<text:span text:style-name="T202">3</text:span></text:p>
      <text:p text:style-name="P15"/>
      <text:p text:style-name="P89"><text:span text:style-name="T214">El uso de </text:span><text:span text:style-name="T215">decenas de miles de</text:span><text:span text:style-name="T214"> marcadores </text:span><text:span text:style-name="T215">de ADN</text:span><text:span text:style-name="T214"> es una de las características fundamentales de </text:span><text:span text:style-name="T215">la selección genómica </text:span><text:span text:style-name="T213">(cita)</text:span><text:span text:style-name="T215">. </text:span><text:span text:style-name="T216">Al contar con tal cantidad, </text:span><text:span text:style-name="T217">la probabilidad de que algunos de estos marcadores estén en desequilibrio de ligamiento con el QTL tiende a aumentar </text:span><text:span text:style-name="T36">(cita)</text:span><text:span text:style-name="T217">, con lo cual, aún cuando dichos marcadores no t</text:span><text:span text:style-name="T218">i</text:span><text:span text:style-name="T217">en</text:span><text:span text:style-name="T218">e</text:span><text:span text:style-name="T217">n efecto biológico sobre el carácter, </text:span><text:span text:style-name="T219">a partir de este hecho biológico</text:span><text:span text:style-name="T217"> si que se </text:span><text:span text:style-name="T219">garantizaría</text:span><text:span text:style-name="T217"> </text:span><text:span text:style-name="T218">una asociación (no observada) entre el QTL y el carácter </text:span><text:span text:style-name="T37">(cita)</text:span><text:span text:style-name="T218">.</text:span></text:p>
      <text:p text:style-name="P29"/>
      <text:p text:style-name="P3">- Métodos estadísticos en la selección genómica</text:p>
      <text:p text:style-name="P74"><text:soft-page-break/></text:p>
      <text:p text:style-name="P33"><text:span text:style-name="T40">En la selección genómica, la relación genotipo-fenotipo puede ser representada como un modelo lineal (Figura 1.4). Por tanto, el modelo de regresión lineal es un enfoque fundamental en la selección genómica</text:span><text:span text:style-name="T39"> </text:span><text:span text:style-name="T6">(cita)</text:span><text:span text:style-name="T39">.</text:span></text:p>
      <text:p text:style-name="P73"/>
      <text:p text:style-name="P16">Figura 1.<text:span text:style-name="T247">4</text:span></text:p>
      <text:p text:style-name="P83"/>
      <text:p text:style-name="P31">Dicha relación genotipo-fenotipo se puede expresar de la forma:</text:p>
      <text:p text:style-name="P84"/>
      <text:p text:style-name="P92"><text:span text:style-name="T246">E</text:span>xpresión del modelo de regresión lineal.</text:p>
      <text:p text:style-name="P92"/>
      <text:p text:style-name="P32">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32"/>
      <text:p text:style-name="P32">Así mismo, el modelo anterior se puede expresar en notación matricial como:</text:p>
      <text:p text:style-name="P90"/>
      <text:p text:style-name="P96">Expresión del modelo de regresión lineal en forma matricial.</text:p>
      <text:p text:style-name="P93"/>
      <text:p text:style-name="P40">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97"/>
      <text:p text:style-name="P99"><text:span text:style-name="T220">Sin embargo, con el uso decenas de miles de marcadores de ADN para predecir el GEBV, al emplear el modelo lineal en selección genómica puede surgir un problema conocido como p grande y n pequeño </text:span><text:span text:style-name="T227">(</text:span><text:span text:style-name="T228">cita</text:span><text:span text:style-name="T227">)</text:span><text:span text:style-name="T220">,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206">(Figura 1.5)</text:span><text:span text:style-name="T220">.</text:span></text:p>
      <text:p text:style-name="P98"/>
      <text:p text:style-name="P17">Figura 1.<text:span text:style-name="T249">5</text:span></text:p>
      <text:p text:style-name="P98"/>
      <text:p text:style-name="P37">Al proponer la teoría de la selección <text:span text:style-name="T252">genómica</text:span>, <text:span text:style-name="T248">Meuwissen, Hayes, y Goddard </text:span><text:span text:style-name="T9">(</text:span><text:span text:style-name="T7">cita</text:span><text:span text:style-name="T9">)</text:span><text:span text:style-name="T248"> </text:span>proporcionaron también <text:span text:style-name="T251">una serie de </text:span>métodos <text:span text:style-name="T251">estadísticos como solución al problema planteado en el párrafo anterior, esto es, el mejor predictor lineal insesgado por regresión de crestas (rrBLUP), y los métodos Bayesianos BayesA y BayesB.</text:span></text:p>
      <text:p text:style-name="P36"/>
      <text:p text:style-name="P34"><text:span text:style-name="T251">En relación al rr</text:span>BLUP, e<text:span text:style-name="T251">ste</text:span> se puede expresar como un modelo lineal mixto:</text:p>
      <text:p text:style-name="P34"/>
      <text:p text:style-name="P94"><text:span text:style-name="T246">E</text:span>xpresión del <text:span text:style-name="T250">rrBLUP</text:span></text:p>
      <text:p text:style-name="P94"/>
      <text:p text:style-name="P35">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54">En el</text:span> rrBLUP, se <text:span text:style-name="T254">asume que todos los marcadores explican cantidades iguales de variación genética (esto es, varianza común para el efecto del marcador) y supone que sus efectos son</text:span> normalmente distribuido<text:span text:style-name="T254">s</text:span> <text:span text:style-name="T1">(</text:span><text:span text:style-name="T8">cita</text:span><text:span text:style-name="T1">)</text:span>.</text:p>
      <text:p text:style-name="P35"/>
      <text:p text:style-name="P38">Con respecto a los métodos Bayesianos, <text:span text:style-name="T253">estos, a diferencia del método anterior, no asumen una distribución normal de los efectos de los marca</text:span><text:span text:style-name="T190">dores, </text:span><text:span text:style-name="T191">sino que </text:span><text:span text:style-name="T190">en su lugar </text:span><text:span text:style-name="T192">permiten que una parte de </text:span><text:span text:style-name="T193">dichos marcadores</text:span><text:span text:style-name="T192"> </text:span><text:span text:style-name="T166">ten</text:span><text:span text:style-name="T169">ga</text:span><text:span text:style-name="T166">n efectos </text:span><text:span text:style-name="T169">importantes</text:span><text:span text:style-name="T166"> </text:span><text:span text:style-name="T167">sobre</text:span><text:span text:style-name="T166"> el </text:span><text:span text:style-name="T167">carácter</text:span><text:span text:style-name="T166">, </text:span><text:span text:style-name="T168">p</text:span><text:span text:style-name="T166">ermit</text:span><text:span text:style-name="T168">i</text:span><text:span text:style-name="T166">e</text:span><text:span text:style-name="T168">ndo así</text:span><text:span text:style-name="T166"> </text:span><text:span text:style-name="T170">efectos</text:span><text:span text:style-name="T166"> diferentes</text:span><text:span text:style-name="T190"> </text:span><text:span text:style-name="T199">(cita)</text:span><text:span text:style-name="T190"> </text:span><text:span text:style-name="T197">y </text:span><text:span text:style-name="T198">en consecuencia</text:span><text:span text:style-name="T201"> colocar aquí que considera distintas arquitecturas genéticas</text:span><text:span text:style-name="T190">.</text:span></text:p>
      <text:p text:style-name="P109"/>
      <text:p text:style-name="P38"><text:span text:style-name="T193">Los modelos de regresión </text:span><text:span text:style-name="T194">B</text:span><text:span text:style-name="T193">ayesian</text:span><text:span text:style-name="T194">os</text:span><text:span text:style-name="T193"> (BayesA y BayesB) </text:span><text:span text:style-name="T194">propuestos por </text:span><text:span text:style-name="T195">Meuwissen, Hayes, y Goddard</text:span><text:span text:style-name="T194"> </text:span><text:span text:style-name="T200">(cita)</text:span><text:span text:style-name="T193">, </text:span><text:span text:style-name="T196">se diferencian</text:span><text:span text:style-name="T193"> en </text:span><text:span text:style-name="T196">los</text:span><text:span text:style-name="T193"> distintos supuestos sobre los efectos del marcador y sus distribuciones</text:span><text:span text:style-name="T194">. </text:span><text:span text:style-name="T255">De acuerdo a Blasco </text:span><text:span text:style-name="T11">(cita)</text:span><text:span text:style-name="T255">,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56">. </text:span><text:span text:style-name="T257">De la misma manera, BayesA y BayesB se diferencian </text:span></text:p>
      <text:p text:style-name="P39"/>
      <text:p text:style-name="P4"><text:span text:style-name="T115">Sobre la base de los dos modelos </text:span><text:span text:style-name="T116">de regresión</text:span><text:span text:style-name="T115"> </text:span><text:span text:style-name="T116">B</text:span><text:span text:style-name="T115">ayesianos propuestos por </text:span><text:span text:style-name="T185">Meuwissen, Hayes, y Goddard</text:span><text:span text:style-name="T186"> </text:span><text:span text:style-name="T187">(cita)</text:span><text:span text:style-name="T115">, </text:span><text:span text:style-name="T116">se</text:span><text:span text:style-name="T115"> han </text:span><text:span text:style-name="T119">desarrollad</text:span><text:span text:style-name="T115">o una </text:span><text:span text:style-name="T116">gran</text:span><text:span text:style-name="T115"> variedad de modelos </text:span><text:span text:style-name="T116">B</text:span><text:span text:style-name="T115">ayesianos para la </text:span><text:span text:style-name="T116">predicción</text:span><text:span text:style-name="T115"> de</text:span><text:span text:style-name="T116">l</text:span><text:span text:style-name="T115"> GEBV. </text:span><text:span text:style-name="T117">Por ejemplo en BayesC, se supone que todos los marcadores </text:span><text:span text:style-name="T120">s</text:span><text:span text:style-name="T117">e distribuyen de forma normal (como </text:span><text:span text:style-name="T121">la</text:span><text:span text:style-name="T117"> rrBBLUP), sin embargo, al igual que en BayesB, se permite que un porcentaje de los marcadores no tengan efecto sobre el carácter </text:span><text:span text:style-name="T92">(cita)</text:span><text:span text:style-name="T117">. Por otro lado, en el</text:span><text:span text:style-name="T115"> LASSO Bayes</text:span><text:span text:style-name="T117">iano </text:span><text:span text:style-name="T118">se supone </text:span><text:span text:style-name="T115">que el efecto del marcador obedece a </text:span><text:span text:style-name="T118">un</text:span><text:span text:style-name="T115">a distribución de Laplace, </text:span><text:span text:style-name="T118">distribución </text:span><text:span text:style-name="T122">que</text:span><text:span text:style-name="T118"> </text:span><text:span text:style-name="T115">comparte las mismas características </text:span><text:span text:style-name="T118">d</text:span><text:span text:style-name="T115">e la t de Student </text:span><text:span text:style-name="T118">en</text:span><text:span text:style-name="T115"> BayesA </text:span><text:span text:style-name="T118">al</text:span><text:span text:style-name="T115"> </text:span><text:span text:style-name="T118">suponer que</text:span><text:span text:style-name="T115"> todos los </text:span><text:span text:style-name="T118">marcadores</text:span><text:span text:style-name="T115"> </text:span><text:span text:style-name="T118">tienen</text:span><text:span text:style-name="T115"> un efecto distinto de cero y </text:span><text:span text:style-name="T118">con</text:span><text:span text:style-name="T115"> diferentes varianzas </text:span><text:span text:style-name="T93">(cita)</text:span><text:span text:style-name="T115">.</text:span></text:p>
      <text:p text:style-name="P41"/>
      <text:p text:style-name="P4"><text:span text:style-name="T115">Un modelo de regresión equivalente al rrGBLUP, denominado como mejor predictor lineal insesgado genómico (GBLUP), fue propuesto por VanRaden </text:span><text:span text:style-name="T130">(</text:span><text:span text:style-name="T131">cita</text:span><text:span text:style-name="T130">)</text:span><text:span text:style-name="T115">. En el GBLUP, se utiliza una matriz de </text:span><text:span text:style-name="T128">parentesco</text:span><text:span text:style-name="T115"> basad</text:span><text:span text:style-name="T128">o</text:span><text:span text:style-name="T115"> en marcadores de ADN (denominada como matriz G) en lugar de la matriz de </text:span><text:span text:style-name="T128">parentesco</text:span><text:span text:style-name="T115"> basado en pedigríes (denominada como matriz A) del BLUP descrito por Henderson </text:span><text:span text:style-name="T130">(</text:span><text:span text:style-name="T131">cita</text:span><text:span text:style-name="T130">)</text:span><text:span text:style-name="T115">. Luego la predicción del GEBV se realiza mediante un modelo lineal mixto, cuyas ecuaciones son:</text:span></text:p>
      <text:p text:style-name="P41"/>
      <text:p text:style-name="P95"><text:span text:style-name="T246">E</text:span><text:span text:style-name="T115">xpresión de l</text:span><text:span text:style-name="T258">as</text:span><text:span text:style-name="T115"> </text:span><text:span text:style-name="T258">ecuaciones del modelo mixto</text:span></text:p>
      <text:p text:style-name="P41"/>
      <text:p text:style-name="P4"><text:span text:style-name="T115">donde X, Z, b, g y λ denotan los mismos términos de los modelos (1.2) y (1.3), y G</text:span><text:span text:style-name="T259">−1</text:span><text:span text:style-name="T115"> corresponde a la inversa de la matriz G. El GBLUP, al igual que el rrBLUP, supone una varianza común para el efecto del marcador y que el efecto de los marcadores </text:span><text:span text:style-name="T123">están</text:span><text:span text:style-name="T115"> normalmente distribuidos.</text:span></text:p>
      <text:p text:style-name="P41"/>
      <text:p text:style-name="P4"><text:span text:style-name="T115">La idea de VanRaden </text:span><text:span text:style-name="T130">(</text:span><text:span text:style-name="T132">cita</text:span><text:span text:style-name="T130">)</text:span><text:span text:style-name="T115">, al sustituir la matriz A por la matriz G, consistió en precisar el parentesco real entre individuos al momento de estimar los valores de cría. Según Blasco </text:span><text:span text:style-name="T130">(</text:span><text:span text:style-name="T132">cita</text:span><text:span text:style-name="T130">)</text:span><text:span text:style-name="T115">, el parentesco que proviene al usar la matriz A es un parentesco esperado, lo cual no refleja el porcentaje real de genes </text:span><text:span text:style-name="T124">idénticos</text:span><text:span text:style-name="T115"> entre dos individuos emparentados. Caso contrario al parentesco derivado al usar la matriz G cuyo parentesco es observado, debido a lo cual si evidencia de forma precisa el parentesco real entre dos individuos </text:span><text:span text:style-name="T112">(Figura 1.6)</text:span><text:span text:style-name="T115">. </text:span><text:span text:style-name="T136">MEJORAR ESTO CON EL ARTICULO DE IBD Y IBS. </text:span><text:span text:style-name="T137">Tambien ver el articulo Experiences with a single-step genome evaluation donde mencionan la mayor precisión de la GS debido a una mejor estimación de las relaciones entre los aniales.</text:span></text:p>
      <text:p text:style-name="P41"><text:soft-page-break/></text:p>
      <text:p text:style-name="P18"><text:span text:style-name="T115">Figura 1.</text:span><text:span text:style-name="T260">6</text:span></text:p>
      <text:p text:style-name="P41"/>
      <text:p text:style-name="P5"><text:span text:style-name="T115">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24">con</text:span><text:span text:style-name="T115"> fenotipo y </text:span><text:span text:style-name="T124">sin</text:span><text:span text:style-name="T115"> fenotipo en el mismo modelo, y al mismo tiempo predecir su GEBV, y calcular su precisión </text:span><text:span text:style-name="T133">(cita)</text:span><text:span text:style-name="T115">. En cuanto a la velocidad de calculo, el GBLUP es mucho más rápido que los método Bayesianos, por lo que es más adecuado para obtener rápidamente el GEBV. </text:span><text:span text:style-name="T125">Sin embargo, los métodos Bayesianos permiten incorporar al modelo información previa proveniente de múltiples estudios, siendo esto una ventaja de los mismos sobre otros métodos como el GBLUP. En tal sentido, de los Campo</text:span><text:span text:style-name="T126">s</text:span><text:span text:style-name="T125"> et al </text:span><text:span text:style-name="T134">(cita)</text:span><text:span text:style-name="T125"> </text:span><text:span text:style-name="T126">proporciona</text:span><text:span text:style-name="T127">n</text:span><text:span text:style-name="T126">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42"/>
      <text:p text:style-name="P6">- De la selección genómica de múltiples pasos a un solo paso</text:p>
      <text:p text:style-name="P42"/>
      <text:p text:style-name="P61">Para implementar los métodos de selección genómica <text:span text:style-name="T276">mencionados anteriormente (rrBLUP, <text:s/>BayesA-B-C, LASSO Bayesiano y GBLUP), </text:span>es necesario disponer de información genotíp<text:span text:style-name="T16">ica y fenotípica ya que los modelos estadísticos generalmente se construyen en base a esta información. Esta situación </text:span><text:span text:style-name="T71">puede ser desventajosa al momento de </text:span><text:span text:style-name="T73">implementar</text:span><text:span text:style-name="T71"> la selección genómica, ya que por lo general no todos los individuos pueden genotiparse y en ocasiones (principalmente en animales) no se tienen valores fenotípicos para caracteres de interés (por ejemplo, </text:span><text:span text:style-name="T72">la </text:span><text:span text:style-name="T71">producción de leche en machos) </text:span><text:span text:style-name="T233">(cita)</text:span><text:span text:style-name="T71">. </text:span><text:span text:style-name="T72">Como solución a</text:span><text:span text:style-name="T73">l</text:span><text:span text:style-name="T72"> problema </text:span><text:span text:style-name="T73">de </text:span><text:span text:style-name="T76">la</text:span><text:span text:style-name="T72"> falta de fenotipos, VanRaden </text:span><text:span text:style-name="T234">(cita),</text:span><text:span text:style-name="T72"> con la implementación del GBLUP, propuso asignarle pseudo-fenotipos </text:span><text:span text:style-name="T73">o valores de-regresados</text:span><text:span text:style-name="T72"> </text:span><text:span text:style-name="T73">(estos son, valores fenotípicos <text:s/>estimados a partir de </text:span><text:span text:style-name="T75">los</text:span><text:span text:style-name="T73"> </text:span><text:span text:style-name="T75">EBV</text:span><text:span text:style-name="T73">)</text:span><text:span text:style-name="T72"> a </text:span><text:span text:style-name="T73">aquel</text:span><text:span text:style-name="T72">los individuos con fenotipos faltantes, bas</text:span><text:span text:style-name="T75">án</text:span><text:span text:style-name="T72">dos</text:span><text:span text:style-name="T75">e</text:span><text:span text:style-name="T72"> en la información de sus parientes, </text:span><text:span text:style-name="T73">permitiendo de esta forma implementar la selección genómica combinando los </text:span><text:span text:style-name="T74">EBV</text:span><text:span text:style-name="T73"> y los genotipos a través de múltiples pasos </text:span><text:span text:style-name="T210">(Figura 1.7)</text:span><text:span text:style-name="T73"> </text:span><text:span text:style-name="T235">(cita)</text:span><text:span text:style-name="T73">.</text:span></text:p>
      <text:p text:style-name="P79"/>
      <text:p text:style-name="P21">Figura 1.7 </text:p>
      <text:p text:style-name="P59"/>
      <text:p text:style-name="P59">Empero, esta forma de implementar la selección genómica en múltiples pasos es tendente a cometer errores <text:span text:style-name="T226">(</text:span><text:span text:style-name="T236">cita</text:span><text:span text:style-name="T226">)</text:span>, además de presentar inconvenientes como son la perdida de información y la <text:span text:style-name="T277">dificultad</text:span> de generalizarse a caracteres múltiples y maternos <text:span text:style-name="T226">(</text:span><text:span text:style-name="T236">cita</text:span><text:span text:style-name="T226">)</text:span>. Conscientes de esto, Legarra, Aguilar, y Misztal <text:span text:style-name="T226">(</text:span><text:span text:style-name="T236">cita</text:span><text:span text:style-name="T226">)</text:span> simplificaron el proceso de varios pasos al desarrollar un método de selección genómica, en el que los fenotipos de los individuos genotipados y no genotipados se analizan conjuntamente para predecir su EBV <text:span text:style-name="T226">(</text:span><text:span text:style-name="T236">cita</text:span><text:span text:style-name="T226">)</text:span>.</text:p>
      <text:p text:style-name="P59"/>
      <text:p text:style-name="P59">En el ssGBLUP se dispone de una matriz de parentesco genómica de individuos genotipados y no genotipados, denominada como matriz de <text:span text:style-name="T278">parentesco</text:span> combinada o matriz H <text:span text:style-name="T204">(Figura 1.7)</text:span>. Esta matriz se obtiene combinando información de <text:span text:style-name="T278">parentesco</text:span> basada en marcadores de ADN (matriz G) entre individuos genotipados, e información de <text:span text:style-name="T278">parentesco</text:span> basado en pedigríes (matiz A) entre individuos genotipados y no genotipados <text:span text:style-name="T226">(</text:span><text:span text:style-name="T237">cita</text:span><text:span text:style-name="T226">)</text:span>. Con ello, el proceso anterior de múltiples pasos tiende a simplificarse al incorporar la información genómica desde el primer paso <text:span text:style-name="T226">(</text:span><text:span text:style-name="T237">cita</text:span><text:span text:style-name="T226">)</text:span>, sin la necesidad del calculo posterior de pseudo-fenotipos <text:span text:style-name="T226">(</text:span><text:span text:style-name="T237">cita</text:span><text:span text:style-name="T226">)</text:span>.</text:p>
      <text:p text:style-name="P59"/>
      <text:p text:style-name="P59">El proceso de construcción de la matriz H es simple <text:span text:style-name="T280">(</text:span><text:span text:style-name="T281">R</text:span><text:span text:style-name="T280">e</text:span><text:span text:style-name="T281">cuadro</text:span><text:span text:style-name="T280"> 1.1)</text:span>. De acuerdo a delosCampos et al. <text:span text:style-name="T226">(</text:span><text:span text:style-name="T238">cita</text:span><text:span text:style-name="T226">)</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9"/>
      <text:p text:style-name="P60"><text:span text:style-name="T281">R</text:span><text:span text:style-name="T280">e</text:span><text:span text:style-name="T281">cuadro</text:span><text:span text:style-name="T280"> 1.1</text:span></text:p>
      <text:p text:style-name="P59"/>
      <text:p text:style-name="P59">Al ser una forma de BLUP o GBLUP en el que la matriz A y G, respectivamente, es sustituida por la matriz H <text:span text:style-name="T226">(</text:span><text:span text:style-name="T239">cita</text:span><text:span text:style-name="T226">)</text:span>, el ssGBLUP se puede adecuar con facilidad a caracteres múltiples y maternos <text:span text:style-name="T226">(</text:span><text:span text:style-name="T239">cita</text:span><text:span text:style-name="T226">)</text:span>, además se adapta también a las herramientas <text:span text:style-name="T279">informáticas</text:span> ya desarrolladas en base al BLUP y GBLUP <text:span text:style-name="T226">(</text:span><text:span text:style-name="T239">cita</text:span><text:span text:style-name="T226">)</text:span>. Este hecho hace del ssGBLUP un método de uso rutinario para la selección genómica, donde ha demostrado que produce una predicción más precisa en comparación a los métodos BLUP y GBLUP ya mencionados <text:span text:style-name="T226">(</text:span><text:span text:style-name="T239">cita</text:span><text:span text:style-name="T226">)</text:span>.</text:p>
      <text:p text:style-name="P59"/>
      <text:p text:style-name="P9">- Factores que afecta<text:span text:style-name="T284">n</text:span> la habilidad predictiva de la selección genómica</text:p>
      <text:p text:style-name="P59"/>
      <text:p text:style-name="P62">La precisión con la que se predice el GEBV es el factor más importante que determina el éxito de la selección genómica <text:span text:style-name="T240">(cita)</text:span>. <text:span text:style-name="T283">Dicha precisión se suele evaluar como la correlación entre el GEBV predicho y el valor fenotípico real u observado, lo que se denomina como habilidad predictiva </text:span><text:span text:style-name="T240">(cita)</text:span><text:span text:style-name="T283">. Así mismo, la habilidad predictiva de la selección genómica depende de las características de los datos genotípicos, </text:span><text:span text:style-name="T77">esto es, el número de individuos genotipados y </text:span><text:span text:style-name="T78">la </text:span><text:span text:style-name="T77">densidad del marcador </text:span><text:span text:style-name="T241">(cita)</text:span><text:span text:style-name="T77">.</text:span></text:p>
      <text:p text:style-name="P59"/>
      <text:p text:style-name="P63">En relación a la densidad del marcador, <text:span text:style-name="T285">hoy en día se conoce que la habilidad predictiva de la selección genómica disminuye a menor número de marcadores de ADN en desequilibrio de ligamiento con el QTL </text:span><text:span text:style-name="T242">(cita)</text:span><text:span text:style-name="T285">. </text:span><text:span text:style-name="T79">Así mismo, los estudios de simulación indican que a mayor número de marcadores se mejora </text:span><text:span text:style-name="T80">l</text:span><text:span text:style-name="T79">a habilidad predictiva </text:span><text:span text:style-name="T80">de la selección genómica</text:span><text:span text:style-name="T79"> </text:span><text:span text:style-name="T15">(cita)</text:span><text:span text:style-name="T285">. Sin embargo, el aumento de la precisión puede alcanzar su limite a medida que se aumenta la densidad del marcador </text:span><text:span text:style-name="T242">(cita)</text:span><text:span text:style-name="T79">, </text:span><text:span text:style-name="T80">por lo cual </text:span><text:span text:style-name="T81">se recomienda mediante simulación evaluar el efecto del número de marcadores de ADN en la precisión de la predicción, antes de implementar la selección genómica en escenarios prácticos </text:span><text:span text:style-name="T243">(cita)</text:span><text:span text:style-name="T81">.</text:span></text:p>
      <text:p text:style-name="P80"/>
      <text:p text:style-name="P64"><text:span text:style-name="T80">E</text:span><text:span text:style-name="T16">n cuanto al número de individuos genotipados, </text:span><text:span text:style-name="T82">la habilidad predictiva de la selección genómica </text:span><text:span text:style-name="T83">es</text:span><text:span text:style-name="T82"> mayor a medida que aument</text:span><text:span text:style-name="T83">a</text:span><text:span text:style-name="T82"> </text:span><text:span text:style-name="T83">su proporción</text:span><text:span text:style-name="T82">. </text:span><text:span text:style-name="T83">Esto lo evidencia</text:span><text:span text:style-name="T85">n</text:span><text:span text:style-name="T83"> Nakaya y Isobe </text:span><text:span text:style-name="T244">(cita)</text:span><text:span text:style-name="T83">, Blasco y Toro </text:span><text:span text:style-name="T244">(cita)</text:span><text:span text:style-name="T83">, y Desta y Ortiz </text:span><text:span text:style-name="T244">(cita)</text:span><text:span text:style-name="T82">, </text:span><text:span text:style-name="T83">quienes </text:span><text:span text:style-name="T84">coinciden en</text:span><text:span text:style-name="T83"> </text:span><text:span text:style-name="T84">afirmar que </text:span><text:span text:style-name="T86">a </text:span><text:span text:style-name="T84">mayor tamaño de la población de entrenamiento, mayor sera la precisión de la predicción del GEBV</text:span><text:span text:style-name="T82">.</text:span></text:p>
      <text:p text:style-name="P91"/>
      <text:p text:style-name="P6"><text:span text:style-name="T273">Diferencias de l</text:span>a mejora genética en animales y <text:span text:style-name="T268">en</text:span> plantas</text:p>
      <text:p text:style-name="P6"/>
      <text:p text:style-name="P44"><text:span text:style-name="T262">T</text:span>ras la domesticación de animales y el cultivo de plantas, la especie humana <text:span text:style-name="T263">consiguió</text:span> <text:span text:style-name="T261">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61">. Hoy en día, se conoce como mejora genética al proceso de mejorar los caracteres fenotípicos deseables en animales y plantas mediante selección artificial </text:span><text:span text:style-name="T12">(cita)</text:span><text:span text:style-name="T261">, siendo la misma reconocida como una intrincada integración de ciencia y practicidad </text:span><text:span text:style-name="T12">(cita)</text:span><text:span text:style-name="T261">.</text:span></text:p>
      <text:p text:style-name="P44"/>
      <text:p text:style-name="P47">En <text:span text:style-name="T264">términos generales,</text:span> <text:span text:style-name="T264">la mejora genética se puede organizar en tres procesos, siendo estos la producción de variación genética, la selección entre la variación y la multiplicación para uso comercial </text:span><text:span text:style-name="T207">(Figura 1.8)</text:span><text:span text:style-name="T264">.</text:span></text:p>
      <text:p text:style-name="P45"/>
      <text:p text:style-name="P19"><text:soft-page-break/>Figura 1.<text:span text:style-name="T266">8</text:span></text:p>
      <text:p text:style-name="P45"/>
      <text:p text:style-name="P46"><text:span text:style-name="T52">El primer requisito en la mejora genética, como se mencionó en el párrafo anterior, consiste en producir variación genética </text:span><text:span text:style-name="T58">de</text:span><text:span text:style-name="T52"> los caracteres que se desean a mejorar. Tanto en animales como en plantas,</text:span><text:span text:style-name="T42"> la producción de variación genética </text:span><text:span text:style-name="T44">se </text:span><text:span text:style-name="T45">da</text:span><text:span text:style-name="T43"> a través del </text:span><text:span text:style-name="T44">apareamiento</text:span><text:span text:style-name="T43"> de individuos cuya expresión de caracteres es deseable </text:span><text:span text:style-name="T229">(cita)</text:span><text:span text:style-name="T43">. </text:span><text:span text:style-name="T45">De esta forma, mediante el proceso natural de reproducción sexual, se puede obtener una descendencia que contiene genes </text:span><text:span text:style-name="T46">de interés heredados de los dos progenitores.</text:span></text:p>
      <text:p text:style-name="P75"/>
      <text:p text:style-name="P49"><text:span text:style-name="T47">Una vez </text:span><text:span text:style-name="T48">producida la variación genética, </text:span><text:span text:style-name="T50">es necesario</text:span><text:span text:style-name="T48"> selecciona</text:span><text:span text:style-name="T50">r</text:span><text:span text:style-name="T48"> individuos con mejor expresión de caracteres. </text:span><text:span text:style-name="T55">Tanto en animales como en plantas, </text:span><text:span text:style-name="T57">l</text:span><text:span text:style-name="T55">a selección se lleva a cabo de forma recurrente </text:span><text:span text:style-name="T59">(en los denominados núcleos de selección)</text:span><text:span text:style-name="T55"> </text:span><text:span text:style-name="T56">con la finalidad de aumentar la frecuencia de genes favorables.</text:span><text:span text:style-name="T55"> </text:span><text:span text:style-name="T56">Sin embargo</text:span><text:span text:style-name="T49">, los métodos de </text:span><text:span text:style-name="T51">selección </text:span><text:span text:style-name="T53">históricamente</text:span><text:span text:style-name="T51"> usados</text:span><text:span text:style-name="T49"> </text:span><text:span text:style-name="T51">han </text:span><text:span text:style-name="T54">sido distintos</text:span><text:span text:style-name="T49">. Por un lado, en plantas</text:span><text:span text:style-name="T265">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65">.</text:span></text:p>
      <text:p text:style-name="P49"/>
      <text:p text:style-name="P49"><text:span text:style-name="T265">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30">(cita)</text:span><text:span text:style-name="T267">. Según Hickey et al </text:span><text:span text:style-name="T230">(cita),</text:span><text:span text:style-name="T267">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8"/>
      <text:p text:style-name="P54"><text:span text:style-name="T270">Por otro lado, d</text:span>esde el momento en que la selección genómica fue propuesta por <text:span text:style-name="T248">Meuwissen, Hayes, y Goddard </text:span><text:span text:style-name="T9">(</text:span><text:span text:style-name="T7">cita</text:span><text:span text:style-name="T9">)</text:span><text:span text:style-name="T248">, se adapto rápidamente a la mejora genética de animales, pri</text:span><text:span text:style-name="T70">ncipalmente al sector ganadero. Sin embargo, el uso de la selección genómica en plantas se ha quedado atrás</text:span><text:span text:style-name="T248"> </text:span><text:span text:style-name="T231">(cita)</text:span><text:span text:style-name="T248"> y son varias las razones de ello:</text:span></text:p>
      <text:p text:style-name="P51"/>
      <text:p text:style-name="P58">1- Los métodos de mejora genética en animales y en plantas han divergido a lo largo de los años, lo cual implica que se requiera de tiempo para que los avances y las contribuciones realizadas en un campo se trasladen al otro<text:span text:style-name="T248"> </text:span><text:span text:style-name="T231">(cita)</text:span>.</text:p>
      <text:p text:style-name="P51"/>
      <text:p text:style-name="P52"><text:span text:style-name="T271">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2">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32">(cita)</text:span><text:span text:style-name="T269">.</text:span></text:p>
      <text:p text:style-name="P76"/>
      <text:p text:style-name="P53"><text:span text:style-name="T64">3- </text:span><text:span text:style-name="T61">Varios</text:span><text:span text:style-name="T60"> mejoradores genéticos de plantas argumentan que se pueden obtener algunos de los beneficios esperados de la selección genómica a través del uso de otr</text:span><text:span text:style-name="T66">o</text:span><text:span text:style-name="T60">s métodos</text:span><text:span text:style-name="T248"> </text:span><text:span text:style-name="T231">(cita)</text:span><text:span text:style-name="T60">. </text:span><text:span text:style-name="T274">MEJORAR ESTO COLOCANDO EN QUE CONSISTEN ESOS MÉTODOS</text:span></text:p>
      <text:p text:style-name="P77"/>
      <text:p text:style-name="P55"><text:soft-page-break/><text:span text:style-name="T64">4- </text:span><text:span text:style-name="T63">Es costoso invertir en infraestructura computacional y de registro tanto de datos genotípicos como fenotípicos requeridos para implementar la selección genómica. </text:span><text:span text:style-name="T68">El tamaño de las poblaciones en la cría de animales son mucho más pequeños </text:span><text:span text:style-name="T69">que la mayoría</text:span><text:span text:style-name="T68"> </text:span><text:span text:style-name="T69">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48"> </text:span><text:span text:style-name="T231">(cita)</text:span><text:span text:style-name="T69">.</text:span></text:p>
      <text:p text:style-name="P50"/>
      <text:p text:style-name="P57"><text:span text:style-name="T275">Pese a lo anterior, e</text:span>n la literatura <text:span text:style-name="T272">científica</text:span> <office:annotation office:name="__Annotation__2346_1106703410"><dc:creator>Autor desconocido</dc:creator><dc:date>2022-03-08T04:07:23.447657557</dc:date><text:p text:style-name="P114"><text:span text:style-name="T295">Ver en la página 686 del articulo Quantitative genetic studies with applications in plant breedng in the omics era.</text:span></text:p></office:annotation><text:span text:style-name="T208">(</text:span><text:span text:style-name="T209">Tabla 1.1</text:span><text:span text:style-name="T208">)</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6"/>
      <text:p text:style-name="P20">Tabla 1.1</text:p>
      <text:p text:style-name="P56"/>
      <text:p text:style-name="P87">RECORDAR <text:s/>en la página 244 del articulo genomic selection in rice: empirical… hablan de que para que la GS se use en plantas, se debe tener en cuenta la interacción GxE.<text:span text:style-name="T286"> Podría hablar de esto en el estudio de simulación. También el articulo genomic selection in plant breedng: methods, models, and perspectives en las páginas 966 y 967 donde hablan de esra interacción.</text:span></text:p>
      <text:p text:style-name="P87"/>
      <text:p text:style-name="P88">RECORDAR en la pagina 10 del articulo genomic selection in cereal breeding, hablan que es más dificil la predicción en plantas que en animales, y que debido a sus diferencias con los animales, se debe centrar el fitomejoramiento en dos puntos. En este articulo tambien hablan de la interacción GxE.</text:p>
      <text:p text:style-name="P56"/>
      <text:p text:style-name="P11"><text:span text:style-name="T290">L</text:span>a mejora genética en arroz</text:p>
      <text:p text:style-name="P43"/>
      <text:p text:style-name="P12">- Relevancia de la mejora genética en arroz</text:p>
      <text:p text:style-name="P12"/>
      <text:p text:style-name="P12"><text:span text:style-name="T115">Se considera al arroz como uno de los principales cultivos básicos del mundo, ya que proporciona aproximadamente el 20 % de la energía alimentaria mundial </text:span><text:span text:style-name="T130">(</text:span><text:span text:style-name="T135">cita</text:span><text:span text:style-name="T130">)</text:span><text:span text:style-name="T115">. En la figura a continuación </text:span><text:span text:style-name="T112">(Figura 2.9)</text:span><text:span text:style-name="T115"> se evidencia el aumento en la producción de arroz a lo largo de los años en respuesta a una población mundial en crecimiento. De igual modo, en los </text:span><text:span text:style-name="T129">próximos</text:span><text:span text:style-name="T115"> años se prevé que dicho crecimiento en la población mundial cotinue, lo cual </text:span><text:span text:style-name="T129">requerirá</text:span><text:span text:style-name="T115"> del aumento en la producción de arroz en relación con los niveles actuales </text:span><text:span text:style-name="T130">(</text:span><text:span text:style-name="T135">cita</text:span><text:span text:style-name="T130">)</text:span>.</text:p>
      <text:p text:style-name="P12"/>
      <text:p text:style-name="P22">Figura 2.9</text:p>
      <text:p text:style-name="P22"/>
      <text:p text:style-name="P10"><text:span text:style-name="T115">En este sentido, la tercera revolución agrícola o revolución verde tiene como objetivo aumentar la producción mundial de cultivos, como son los cultivos de arroz, mediante el empleo de métodos de mejora genética </text:span><text:span text:style-name="T130">(</text:span><text:span text:style-name="T135">cita</text:span><text:span text:style-name="T130">)</text:span><text:span text:style-name="T115">, lo cual </text:span><text:span text:style-name="T129">garantizaría</text:span><text:span text:style-name="T115"> la oferta de arroz en un contexto de una población en crecimiento.</text:span></text:p>
      <text:p text:style-name="P71"/>
      <text:p text:style-name="P8">- <text:span text:style-name="T291">Breve descripción de la mejora genética en arroz</text:span></text:p>
      <text:p text:style-name="P7"/>
      <text:p text:style-name="P69">El método más antiguo y simple que se conozca para la mejora genética en plantas <text:span text:style-name="T288">es</text:span> la selección de individuos <text:span text:style-name="T289">de una sola línea</text:span> de acuerdo a su fenotipo. Este método, conocido como selección masal, <text:span text:style-name="T287">se implemento con un conocimiento elemental de la herencia, basado en el supuesto de que los descendientes de los mejores individuos heredarían sus características </text:span><text:span text:style-name="T245">(cita)</text:span><text:span text:style-name="T287">. En arroz, Bartholomé, </text:span><text:soft-page-break/><text:span text:style-name="T287">Thathapalli-Prakash, y Cobb </text:span><text:span text:style-name="T245">(cita)</text:span><text:span text:style-name="T287">, citan distintos trabajos donde se evidencia la mejora genética lograda en este cultivo a través de este método de selección fenotípica.</text:span></text:p>
      <text:p text:style-name="P68"/>
      <text:p text:style-name="P112"><text:span text:style-name="T87">Posterior al método de selección masal, se propuso un método en plantas en el cual la mejora genética era posible a través del apareamiento controlado de individuos. Esto a partir de dos estrategias: la selección fenotípica recurrente y la introgresión </text:span><text:span text:style-name="T212">(</text:span><text:span text:style-name="T211">Figura 2.</text:span><text:span text:style-name="T212">10)</text:span><text:span text:style-name="T88">.</text:span></text:p>
      <text:p text:style-name="P82"/>
      <text:p text:style-name="P70"><text:span text:style-name="T211">Figura 2.</text:span><text:span text:style-name="T212">10</text:span></text:p>
      <text:p text:style-name="P111"/>
      <text:p text:style-name="P113"><text:span text:style-name="T214">En la selección fenotípica recurrente, la mejora genética se realiza a través de un esquema de rondas consecutivas de selección. En esta </text:span><text:span text:style-name="T221">estrategia</text:span><text:span text:style-name="T214"> de apareamiento, se cruzan individuos progenitores (líneas donante y receptora) y se generan poblaciones segregantes a través de generaciones de autopolinización y selección, hasta obtener líneas mejoradas que combinan las buenas características y los avances logrados en generaciones anteriores. La característica principal de la selección fenotípica recurrente es aumentar las frecuencias de los alelos favorables </text:span>(Guimarães 2009)<text:span text:style-name="T214">. En cuanto a la introgresión, esta al igual que la anterior, inicia con el cruce de individuos progenitores, seguido de repetidos ciclos de retrocruzamiento y entrecruzamiento. El </text:span><text:span text:style-name="T221">propósito</text:span><text:span text:style-name="T214"> de esta </text:span><text:span text:style-name="T221">estrategia</text:span><text:span text:style-name="T214"> de apareamiento consiste en generar variedades mejoradas (híbridas) reuniendo, en una misma planta, las mejores características de los distintos cruces </text:span>(Breseghello 2013)<text:span text:style-name="T214">, aumentando también el rendimiento más allá de las variedades iniciales mediante la explotación de la heterosis </text:span>(Guimarães 2009)<text:span text:style-name="T214">.</text:span></text:p>
      <text:p text:style-name="P113"><text:span text:style-name="T214"/></text:p>
      <text:p text:style-name="P113"><text:span text:style-name="T214">La MAS también fue importante en la mejora genética de plantas </text:span>(<text:span text:style-name="T294">cita</text:span>)<text:span text:style-name="T214">, ya que permitió identificar e incorporar QTL beneficiosos en tiempos relativamente cortos </text:span>(<text:span text:style-name="T294">cita</text:span>)<text:span text:style-name="T214">. Sin embargo, el impacto general al implementar este método para aumentar la eficiencia de la mejora genética en arroz ha sido limitada, ya que la mayoría de caracteres de interés en este cu</text:span><text:span text:style-name="T224">l</text:span><text:span text:style-name="T214">tivo no están controlados por pocos genes con grandes efectos (siendo esta la principal característica para que la MAS sea efectiva), sino por muchos genes de pequeño efecto y/o por una combinación de genes mayores y menores </text:span>(<text:span text:style-name="T294">cita</text:span>)<text:span text:style-name="T214">.</text:span></text:p>
      <text:p text:style-name="P113"><text:span text:style-name="T214"/></text:p>
      <text:p text:style-name="P113"><text:span text:style-name="T214"/></text:p>
      <text:p text:style-name="P110"/>
      <text:p text:style-name="P78"/>
      <text:p text:style-name="P78"/>
      <text:p text:style-name="P85"><text:span text:style-name="T65">R</text:span><text:span text:style-name="T16">ECORDAR en la pagina donde el profesor Agustin y Miguel hablan sobre ¿cuantos SNPs?. Lo que dicen de las ventajas de secuenciar el genoma completo lo podria usar al momento de discutir los resultados del TFM.</text:span></text:p>
      <text:p text:style-name="P81"/>
      <text:p text:style-name="P86"><text:span text:style-name="T16">RECORDAR el articulo de genomic selection in rice: empirical results an implications for breeding donde mencionan lo siguiente: “</text:span><text:span text:style-name="T282">Las perspectivas de las aplicaciones de GS en el fitomejoramiento han dado lugar a muchos estudios que utilizan un enfoque de simulación o datos empíricos para analizar los efectos de los factores que afectan la PA de las predicciones genómicas”.</text:span></text:p>
      <text:p text:style-name="P65"/>
      <text:p text:style-name="P66">RECORDAR el articulo genomic selection and association mapping… . Aquí describen muy bueno como se diseño el trabajo, lo cual podria usar de ejemplo para describir los métodos del TFM.</text:p>
      <text:p text:style-name="P66"/>
      <text:p text:style-name="P67">RECORDAR el articulo genomic selection: a breakthrough technology in rice breeding, en la pagina dos, hablan de que el LD se pierde a lo largo de las generaciones. Podria relacionar esto con los resultados obtenidos usando la F2 y F3 para la predicción, y con los casos que considere de individuos genotip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25T06:22:31.064367637</dc:date>
    <meta:editing-duration>P4DT3H34M12S</meta:editing-duration>
    <meta:editing-cycles>383</meta:editing-cycles>
    <meta:generator>LibreOffice/6.0.7.3$Linux_X86_64 LibreOffice_project/00m0$Build-3</meta:generator>
    <meta:document-statistic meta:table-count="0" meta:image-count="0" meta:object-count="0" meta:page-count="9" meta:paragraph-count="84" meta:word-count="4879" meta:character-count="30332" meta:non-whitespace-character-count="25531"/>
  </office:meta>
</office:document-meta>
</file>